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Neue" svg:font-family="'Helvetica Neue'"/>
    <style:font-face style:name="OpenSymbol" svg:font-family="OpenSymbol"/>
    <style:font-face style:name="Times New Roman" svg:font-family="'Times New Roman'"/>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16.154cm" fo:margin-left="0.048cm" fo:margin-right="0.284cm" table:align="margins" style:writing-mode="lr-tb"/>
    </style:style>
    <style:style style:name="Tableau2.A" style:family="table-column">
      <style:table-column-properties style:column-width="11.141cm" style:rel-column-width="45197*"/>
    </style:style>
    <style:style style:name="Tableau2.B" style:family="table-column">
      <style:table-column-properties style:column-width="3.087cm" style:rel-column-width="12523*"/>
    </style:style>
    <style:style style:name="Tableau2.C" style:family="table-column">
      <style:table-column-properties style:column-width="1.926cm" style:rel-column-width="7815*"/>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C1" style:family="table-cell">
      <style:table-cell-properties style:vertical-align="top" fo:padding-left="0.191cm" fo:padding-right="0.191cm" fo:padding-top="0cm" fo:padding-bottom="0cm" fo:border="0.018cm solid #000000" style:writing-mode="lr-tb"/>
    </style:style>
    <style:style style:name="Tableau2.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2.B5"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C5" style:family="table-cell" style:data-style-name="N0">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cm" fo:margin-bottom="0cm" fo:line-height="0.353cm"/>
    </style:style>
    <style:style style:name="P2" style:family="paragraph" style:parent-style-name="Standard">
      <style:paragraph-properties fo:margin-top="0cm" fo:margin-bottom="0cm" fo:line-height="0.353cm"/>
      <style:text-properties fo:font-size="10pt" style:font-size-asian="10pt" style:font-size-complex="10pt"/>
    </style:style>
    <style:style style:name="P3" style:family="paragraph" style:parent-style-name="Standard">
      <style:paragraph-properties fo:margin-top="0cm" fo:margin-bottom="0cm" fo:text-align="justify" style:justify-single-word="false"/>
    </style:style>
    <style:style style:name="P4" style:family="paragraph" style:parent-style-name="Standard">
      <style:paragraph-properties fo:margin-top="0cm" fo:margin-bottom="0cm" fo:line-height="0.353cm"/>
      <style:text-properties fo:font-size="13pt" style:font-size-asian="13pt" style:font-size-complex="13pt"/>
    </style:style>
    <style:style style:name="P5" style:family="paragraph" style:parent-style-name="Standard">
      <style:paragraph-properties fo:margin-top="0cm" fo:margin-bottom="0cm" fo:line-height="0.353cm"/>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6" style:family="paragraph" style:parent-style-name="Standard">
      <style:paragraph-properties fo:margin-top="0cm" fo:margin-bottom="0cm" fo:line-height="0.483cm"/>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cm" fo:margin-bottom="0cm" fo:line-height="0.229cm"/>
      <style:text-properties fo:font-size="6.5pt" style:font-size-asian="6.5pt" style:font-size-complex="6.5pt"/>
    </style:style>
    <style:style style:name="P8" style:family="paragraph" style:parent-style-name="Standard">
      <style:paragraph-properties fo:margin-top="0cm" fo:margin-bottom="0cm" fo:line-height="0.353cm"/>
      <style:text-properties fo:font-size="14pt" style:font-size-asian="14pt" style:font-size-complex="14pt"/>
    </style:style>
    <style:style style:name="P9" style:family="paragraph" style:parent-style-name="Standard">
      <style:paragraph-properties fo:margin-top="0.014cm" fo:margin-bottom="0cm" fo:line-height="0.494cm"/>
      <style:text-properties fo:font-size="14pt" style:font-size-asian="14pt" style:font-size-complex="14pt"/>
    </style:style>
    <style:style style:name="P10" style:family="paragraph" style:parent-style-name="Standard">
      <style:paragraph-properties fo:margin-top="0.014cm" fo:margin-bottom="0cm" fo:line-height="0.353cm"/>
      <style:text-properties fo:font-size="10pt" style:font-size-asian="10pt" style:font-size-complex="10pt"/>
    </style:style>
    <style:style style:name="P11" style:family="paragraph" style:parent-style-name="Standard">
      <style:paragraph-properties fo:margin-left="0cm" fo:margin-right="-0.035cm" fo:margin-top="0cm" fo:margin-bottom="0cm" fo:line-height="100%" fo:text-indent="0cm" style:auto-text-indent="false"/>
    </style:style>
    <style:style style:name="P12" style:family="paragraph" style:parent-style-name="Standard">
      <style:paragraph-properties fo:margin-left="0cm" fo:margin-right="-0.035cm" fo:margin-top="0cm" fo:margin-bottom="0cm" fo:line-height="100%" fo:text-align="justify" style:justify-single-word="false" fo:text-indent="0cm" style:auto-text-indent="false"/>
    </style:style>
    <style:style style:name="P13" style:family="paragraph" style:parent-style-name="Standard">
      <style:paragraph-properties fo:margin-left="0cm" fo:margin-right="-0.035cm" fo:margin-top="0cm" fo:margin-bottom="0cm" fo:line-height="100%" fo:text-indent="0cm" style:auto-text-indent="false"/>
      <style:text-properties fo:font-size="10pt" style:font-size-asian="10pt" style:font-size-complex="10pt"/>
    </style:style>
    <style:style style:name="P14" style:family="paragraph" style:parent-style-name="Standard">
      <style:paragraph-properties fo:margin-left="0cm" fo:margin-right="-0.035cm" fo:margin-top="0cm" fo:margin-bottom="0cm" fo:line-height="0.483cm"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5" style:family="paragraph" style:parent-style-name="Standard">
      <style:paragraph-properties fo:margin-left="0cm" fo:margin-right="-0.035cm" fo:margin-top="0cm" fo:margin-bottom="0cm" fo:line-height="0.483cm" fo:text-indent="0cm" style:auto-text-indent="false"/>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left="0cm" fo:margin-right="-0.035cm" fo:margin-top="0cm" fo:margin-bottom="0cm" fo:line-height="0.483cm" fo:orphans="2" fo:widows="2" fo:text-indent="0cm" style:auto-text-indent="false"/>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margin-left="0cm" fo:margin-right="-0.035cm" fo:margin-top="0cm" fo:margin-bottom="0cm" fo:line-height="0.476cm" fo:orphans="2" fo:widows="2" fo:text-indent="0cm" style:auto-text-indent="false"/>
      <style:text-properties fo:color="#1a1a1a" style:font-name="Times New Roman" fo:font-size="12pt" style:font-name-asian="Times New Roman1" style:font-size-asian="12pt" style:font-name-complex="Times New Roman1" style:font-size-complex="12pt"/>
    </style:style>
    <style:style style:name="P18" style:family="paragraph" style:parent-style-name="Standard">
      <style:paragraph-properties fo:margin-top="0.011cm" fo:margin-bottom="0cm" fo:line-height="0.247cm"/>
      <style:text-properties fo:font-size="7pt" style:font-size-asian="7pt" style:font-size-complex="7pt"/>
    </style:style>
    <style:style style:name="P19" style:family="paragraph" style:parent-style-name="Standard">
      <style:paragraph-properties fo:margin-top="0.011cm" fo:margin-bottom="0cm" fo:line-height="0.194cm"/>
      <style:text-properties fo:font-size="5.5pt" style:font-size-asian="5.5pt" style:font-size-complex="5.5pt"/>
    </style:style>
    <style:style style:name="P20" style:family="paragraph" style:parent-style-name="Standard">
      <style:paragraph-properties fo:margin-top="0.011cm" fo:margin-bottom="0cm" fo:line-height="0.459cm"/>
      <style:text-properties fo:font-size="13pt" style:font-size-asian="13pt" style:font-size-complex="13pt"/>
    </style:style>
    <style:style style:name="P21" style:family="paragraph" style:parent-style-name="Standard">
      <style:paragraph-properties fo:margin-top="0.021cm" fo:margin-bottom="0cm" fo:line-height="0.459cm"/>
      <style:text-properties fo:font-size="13pt" style:font-size-asian="13pt" style:font-size-complex="13pt"/>
    </style:style>
    <style:style style:name="P22" style:family="paragraph" style:parent-style-name="Standard">
      <style:paragraph-properties fo:margin-top="0.021cm" fo:margin-bottom="0cm" fo:line-height="0.459cm"/>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margin-top="0.021cm" fo:margin-bottom="0cm" fo:line-height="0.459cm"/>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24" style:family="paragraph" style:parent-style-name="Standard">
      <style:paragraph-properties fo:margin-top="0.021cm" fo:margin-bottom="0cm" fo:line-height="0.459cm"/>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P25" style:family="paragraph" style:parent-style-name="Standard">
      <style:paragraph-properties fo:margin-left="0cm" fo:margin-right="12.716cm" fo:margin-top="0.042cm" fo:margin-bottom="0cm" fo:line-height="100%" fo:text-align="justify" style:justify-single-word="false" fo:text-indent="0cm" style:auto-text-indent="false"/>
    </style:style>
    <style:style style:name="P26" style:family="paragraph" style:parent-style-name="Standard">
      <style:paragraph-properties fo:margin-left="0cm" fo:margin-right="0.145cm" fo:margin-top="0cm" fo:margin-bottom="0cm" fo:line-height="0.483cm" fo:text-align="justify" style:justify-single-word="false" fo:text-indent="0cm" style:auto-text-indent="false"/>
    </style:style>
    <style:style style:name="P27" style:family="paragraph" style:parent-style-name="Standard">
      <style:paragraph-properties fo:margin-left="0cm" fo:margin-right="0.145cm" fo:margin-top="0cm" fo:margin-bottom="0cm" fo:line-height="0.483cm" fo:text-align="justify" style:justify-single-word="false" fo:text-indent="0cm" style:auto-text-indent="false"/>
      <style:text-properties style:font-name="Times New Roman" fo:font-size="12pt" fo:letter-spacing="-0.005cm" style:font-name-asian="Times New Roman1" style:font-size-asian="12pt" style:font-name-complex="Times New Roman1" style:font-size-complex="12pt"/>
    </style:style>
    <style:style style:name="P28" style:family="paragraph" style:parent-style-name="Standard">
      <style:paragraph-properties fo:margin-top="0.025cm" fo:margin-bottom="0cm" fo:line-height="0.459cm"/>
      <style:text-properties fo:font-size="13pt" style:font-size-asian="13pt" style:font-size-complex="13pt"/>
    </style:style>
    <style:style style:name="P29" style:family="paragraph" style:parent-style-name="Standard">
      <style:paragraph-properties fo:margin-top="0.025cm" fo:margin-bottom="0cm" fo:line-height="0.459cm"/>
    </style:style>
    <style:style style:name="P30" style:family="paragraph" style:parent-style-name="Standard">
      <style:paragraph-properties fo:margin-top="0.018cm" fo:margin-bottom="0cm" fo:line-height="0.282cm"/>
      <style:text-properties fo:font-size="8pt" style:font-size-asian="8pt" style:font-size-complex="8pt"/>
    </style:style>
    <style:style style:name="P31" style:family="paragraph" style:parent-style-name="Standard">
      <style:paragraph-properties fo:margin-top="0.012cm" fo:margin-bottom="0cm" fo:line-height="0.459cm"/>
      <style:text-properties fo:font-size="13pt" style:font-size-asian="13pt" style:font-size-complex="13pt"/>
    </style:style>
    <style:style style:name="P32" style:family="paragraph" style:parent-style-name="Standard">
      <style:paragraph-properties fo:margin-top="0.03cm" fo:margin-bottom="0cm" fo:line-height="0.459cm"/>
      <style:text-properties fo:font-size="13pt" style:font-size-asian="13pt" style:font-size-complex="13pt"/>
    </style:style>
    <style:style style:name="P33" style:family="paragraph" style:parent-style-name="Standard">
      <style:paragraph-properties fo:margin-left="0cm" fo:margin-right="0.116cm" fo:margin-top="0cm" fo:margin-bottom="0cm" fo:line-height="0.483cm" fo:text-indent="0cm" style:auto-text-indent="false"/>
      <style:text-properties style:font-name="Times New Roman" fo:font-size="12pt" style:font-name-asian="Times New Roman1" style:font-size-asian="12pt" style:font-name-complex="Times New Roman1" style:font-size-complex="12pt"/>
    </style:style>
    <style:style style:name="P34" style:family="paragraph" style:parent-style-name="Standard">
      <style:paragraph-properties fo:margin-left="0cm" fo:margin-right="0.116cm" fo:margin-top="0cm" fo:margin-bottom="0cm" fo:line-height="0.483cm"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35" style:family="paragraph" style:parent-style-name="Standard">
      <style:paragraph-properties fo:margin-left="0cm" fo:margin-right="0.116cm" fo:margin-top="0.097cm" fo:margin-bottom="0cm" fo:line-height="0.967cm" fo:text-align="justify" style:justify-single-word="false" fo:text-indent="0cm" style:auto-text-indent="false"/>
    </style:style>
    <style:style style:name="P36" style:family="paragraph" style:parent-style-name="Standard">
      <style:paragraph-properties fo:margin-left="0cm" fo:margin-right="0.09cm" fo:margin-top="0cm" fo:margin-bottom="0cm" fo:line-height="0.483cm"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37" style:family="paragraph" style:parent-style-name="Standard">
      <style:paragraph-properties fo:margin-left="0cm" fo:margin-right="0.09cm" fo:margin-top="0cm" fo:margin-bottom="0cm" fo:line-height="0.483cm" fo:text-align="justify" style:justify-single-word="false" fo:text-indent="0cm" style:auto-text-indent="false"/>
    </style:style>
    <style:style style:name="P38" style:family="paragraph" style:parent-style-name="Standard">
      <style:paragraph-properties fo:margin-top="0.016cm" fo:margin-bottom="0cm" fo:line-height="0.459cm"/>
      <style:text-properties fo:font-size="13pt" style:font-size-asian="13pt" style:font-size-complex="13pt"/>
    </style:style>
    <style:style style:name="P39" style:family="paragraph" style:parent-style-name="Standard">
      <style:paragraph-properties fo:margin-top="0.002cm" fo:margin-bottom="0cm" fo:line-height="0.265cm"/>
      <style:text-properties fo:font-size="7.5pt" style:font-size-asian="7.5pt" style:font-size-complex="7.5pt"/>
    </style:style>
    <style:style style:name="P40" style:family="paragraph" style:parent-style-name="Standard">
      <style:paragraph-properties fo:margin-left="0cm" fo:margin-right="4.191cm" fo:margin-top="0.127cm" fo:margin-bottom="0cm" fo:line-height="100%" fo:text-indent="0cm" style:auto-text-indent="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41" style:family="paragraph" style:parent-style-name="Standard">
      <style:paragraph-properties fo:margin-left="0cm" fo:margin-right="0.076cm" fo:margin-top="0cm" fo:margin-bottom="0cm" fo:line-height="0.483cm" fo:text-align="justify" style:justify-single-word="false"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42" style:family="paragraph" style:parent-style-name="Standard">
      <style:paragraph-properties fo:margin-left="0cm" fo:margin-right="0.076cm" fo:margin-top="0cm" fo:margin-bottom="0cm" fo:line-height="0.483cm" fo:text-align="justify" style:justify-single-word="false" fo:text-indent="0cm" style:auto-text-indent="false"/>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43" style:family="paragraph" style:parent-style-name="Standard">
      <style:paragraph-properties fo:margin-left="0cm" fo:margin-right="0.076cm" fo:margin-top="0cm" fo:margin-bottom="0cm" fo:line-height="0.483cm" fo:text-align="justify"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44" style:family="paragraph" style:parent-style-name="Standard">
      <style:paragraph-properties fo:margin-left="0cm" fo:margin-right="0.102cm" fo:margin-top="0cm" fo:margin-bottom="0cm" fo:line-height="0.483cm" fo:text-align="justify" style:justify-single-word="false" fo:text-indent="0cm" style:auto-text-indent="false"/>
    </style:style>
    <style:style style:name="P45" style:family="paragraph" style:parent-style-name="Standard">
      <style:paragraph-properties fo:margin-left="0cm" fo:margin-right="0.12cm" fo:margin-top="0.132cm" fo:margin-bottom="0cm" fo:line-height="0.483cm" fo:text-align="justify" style:justify-single-word="false" fo:text-indent="0cm" style:auto-text-indent="false"/>
    </style:style>
    <style:style style:name="P46" style:family="paragraph" style:parent-style-name="Standard">
      <style:paragraph-properties fo:margin-left="0cm" fo:margin-right="0.12cm" fo:margin-top="0cm" fo:margin-bottom="0cm" fo:line-height="0.483cm" fo:text-align="justify" style:justify-single-word="false" fo:text-indent="0cm" style:auto-text-indent="false"/>
    </style:style>
    <style:style style:name="P47" style:family="paragraph" style:parent-style-name="Standard">
      <style:paragraph-properties fo:margin-left="0cm" fo:margin-right="0.12cm" fo:margin-top="0cm" fo:margin-bottom="0cm" fo:line-height="0.483cm"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48" style:family="paragraph" style:parent-style-name="Standard">
      <style:paragraph-properties fo:margin-left="0cm" fo:margin-right="4.701cm" fo:margin-top="0cm" fo:margin-bottom="0cm" fo:line-height="100%" fo:text-align="justify" style:justify-single-word="false" fo:text-indent="0cm" style:auto-text-indent="false"/>
    </style:style>
    <style:style style:name="P49" style:family="paragraph" style:parent-style-name="Standard">
      <style:paragraph-properties fo:margin-left="0cm" fo:margin-right="0.123cm" fo:margin-top="0cm" fo:margin-bottom="0cm" fo:line-height="0.483cm" fo:text-align="justify" style:justify-single-word="false" fo:text-indent="0cm" style:auto-text-indent="false"/>
    </style:style>
    <style:style style:name="P50" style:family="paragraph" style:parent-style-name="Standard">
      <style:paragraph-properties fo:margin-left="0cm" fo:margin-right="3.817cm" fo:margin-top="0cm" fo:margin-bottom="0cm" fo:line-height="100%" fo:text-align="justify" style:justify-single-word="false" fo:text-indent="0cm" style:auto-text-indent="false"/>
    </style:style>
    <style:style style:name="P51" style:family="paragraph" style:parent-style-name="Standard">
      <style:paragraph-properties fo:margin-left="0cm" fo:margin-right="5.161cm" fo:margin-top="0cm" fo:margin-bottom="0cm" fo:line-height="100%" fo:text-align="justify" style:justify-single-word="false" fo:text-indent="0cm" style:auto-text-indent="false"/>
    </style:style>
    <style:style style:name="P52" style:family="paragraph" style:parent-style-name="Standard">
      <style:paragraph-properties fo:margin-left="0cm" fo:margin-right="6.221cm" fo:margin-top="0cm" fo:margin-bottom="0cm" fo:line-height="100%" fo:text-align="justify" style:justify-single-word="false" fo:text-indent="0cm" style:auto-text-indent="false"/>
    </style:style>
    <style:style style:name="P53" style:family="paragraph" style:parent-style-name="Standard">
      <style:paragraph-properties fo:margin-left="0cm" fo:margin-right="0.131cm" fo:margin-top="0cm" fo:margin-bottom="0cm" fo:line-height="0.483cm" fo:text-align="justify" style:justify-single-word="false" fo:text-indent="0cm" style:auto-text-indent="false"/>
    </style:style>
    <style:style style:name="P54" style:family="paragraph" style:parent-style-name="Standard">
      <style:paragraph-properties fo:margin-left="0cm" fo:margin-right="0.139cm" fo:margin-top="0cm" fo:margin-bottom="0cm" fo:line-height="0.483cm" fo:text-align="justify" style:justify-single-word="false" fo:text-indent="0cm" style:auto-text-indent="false"/>
    </style:style>
    <style:style style:name="P55" style:family="paragraph" style:parent-style-name="Standard">
      <style:paragraph-properties fo:margin-left="0cm" fo:margin-right="13.464cm" fo:margin-top="0cm" fo:margin-bottom="0cm" fo:line-height="100%" fo:text-align="justify" style:justify-single-word="false" fo:text-indent="0cm" style:auto-text-indent="false"/>
    </style:style>
    <style:style style:name="P56" style:family="paragraph" style:parent-style-name="Standard">
      <style:paragraph-properties fo:margin-left="0cm" fo:margin-right="1.808cm" fo:margin-top="0cm" fo:margin-bottom="0cm" fo:line-height="100%" fo:text-align="justify" style:justify-single-word="false" fo:text-indent="0cm" style:auto-text-indent="false"/>
    </style:style>
    <style:style style:name="P57" style:family="paragraph" style:parent-style-name="Standard">
      <style:paragraph-properties fo:margin-left="0cm" fo:margin-right="0.138cm" fo:margin-top="0cm" fo:margin-bottom="0cm" fo:line-height="100%" fo:text-align="justify" style:justify-single-word="false" fo:text-indent="0cm" style:auto-text-indent="false"/>
      <style:text-properties style:font-name="Times New Roman" fo:font-size="12pt" fo:letter-spacing="-0.005cm" style:font-name-asian="Times New Roman1" style:font-size-asian="12pt" style:font-name-complex="Times New Roman1" style:font-size-complex="12pt"/>
    </style:style>
    <style:style style:name="P58" style:family="paragraph" style:parent-style-name="Standard">
      <style:paragraph-properties fo:margin-left="0cm" fo:margin-right="0.118cm" fo:margin-top="0cm" fo:margin-bottom="0cm" fo:line-height="0.483cm" fo:text-align="justify" style:justify-single-word="false" fo:text-indent="0cm" style:auto-text-indent="false"/>
    </style:style>
    <style:style style:name="P59" style:family="paragraph" style:parent-style-name="Standard">
      <style:paragraph-properties fo:margin-left="0cm" fo:margin-right="0.118cm" fo:margin-top="0cm" fo:margin-bottom="0cm" fo:line-height="0.483cm" fo:text-align="justify" style:justify-single-word="false" fo:text-indent="0cm" style:auto-text-indent="false"/>
      <style:text-properties style:font-name="Times New Roman" fo:font-size="12pt" fo:background-color="#00ff00" style:font-name-asian="Times New Roman1" style:font-size-asian="12pt" style:font-name-complex="Times New Roman1" style:font-size-complex="12pt"/>
    </style:style>
    <style:style style:name="P60" style:family="paragraph" style:parent-style-name="Standard">
      <style:paragraph-properties fo:margin-left="0cm" fo:margin-right="0.106cm" fo:margin-top="0cm" fo:margin-bottom="0cm" fo:line-height="0.483cm" fo:text-align="justify" style:justify-single-word="false" fo:text-indent="0cm" style:auto-text-indent="false"/>
    </style:style>
    <style:style style:name="P61" style:family="paragraph" style:parent-style-name="Standard">
      <style:paragraph-properties fo:margin-left="0cm" fo:margin-right="-0.441cm" fo:margin-top="0.023cm" fo:margin-bottom="0cm" fo:line-height="100%" fo:text-indent="0cm" style:auto-text-indent="false">
        <style:tab-stops>
          <style:tab-stop style:position="15.875cm"/>
        </style:tab-stops>
      </style:paragraph-properties>
      <style:text-properties style:font-name="Times New Roman" fo:font-size="16pt" fo:font-weight="bold" style:font-name-asian="Times New Roman1" style:font-size-asian="16pt" style:font-weight-asian="bold" style:font-name-complex="Times New Roman1" style:font-size-complex="16pt" style:font-weight-complex="bold"/>
    </style:style>
    <style:style style:name="P62" style:family="paragraph" style:parent-style-name="Standard">
      <style:paragraph-properties fo:margin-left="0cm" fo:margin-right="8.271cm" fo:margin-top="0cm" fo:margin-bottom="0cm" fo:line-height="198%" fo:text-indent="0cm" style:auto-text-indent="false"/>
    </style:style>
    <style:style style:name="P63" style:family="paragraph" style:parent-style-name="Standard">
      <style:paragraph-properties fo:margin-left="0cm" fo:margin-right="9.414cm" fo:margin-top="0cm" fo:margin-bottom="0cm" fo:line-height="198%" fo:text-indent="0cm" style:auto-text-indent="false"/>
    </style:style>
    <style:style style:name="P64" style:family="paragraph" style:parent-style-name="Standard">
      <style:paragraph-properties fo:margin-top="0.007cm" fo:margin-bottom="0cm" fo:line-height="0.318cm"/>
      <style:text-properties fo:font-size="9pt" style:font-size-asian="9pt" style:font-size-complex="9pt"/>
    </style:style>
    <style:style style:name="P65" style:family="paragraph" style:parent-style-name="Standard">
      <style:paragraph-properties fo:margin-left="0cm" fo:margin-right="0.032cm" fo:margin-top="0cm" fo:margin-bottom="0cm" fo:line-height="0.561cm" fo:text-align="center" style:justify-single-word="false" fo:text-indent="0cm" style:auto-text-indent="false"/>
    </style:style>
    <style:style style:name="P66" style:family="paragraph" style:parent-style-name="Standard">
      <style:paragraph-properties fo:margin-left="0cm" fo:margin-right="0.032cm" fo:margin-top="0cm" fo:margin-bottom="0cm" fo:line-height="100%" fo:text-align="center"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67" style:family="paragraph" style:parent-style-name="Standard">
      <style:paragraph-properties fo:margin-left="0cm" fo:margin-right="0.753cm" fo:margin-top="0cm" fo:margin-bottom="0cm" fo:line-height="100%" fo:text-align="justify" style:justify-single-word="false" fo:text-indent="0cm" style:auto-text-indent="false"/>
    </style:style>
    <style:style style:name="P68" style:family="paragraph" style:parent-style-name="Standard">
      <style:paragraph-properties fo:margin-left="0cm" fo:margin-right="0.093cm" fo:margin-top="0cm" fo:margin-bottom="0cm" fo:line-height="0.483cm" fo:text-align="justify" style:justify-single-word="false" fo:text-indent="0cm" style:auto-text-indent="false"/>
    </style:style>
    <style:style style:name="P69" style:family="paragraph" style:parent-style-name="Standard">
      <style:paragraph-properties fo:margin-left="0cm" fo:margin-right="0.093cm" fo:margin-top="0cm" fo:margin-bottom="0cm" fo:line-height="0.483cm" fo:text-align="justify" style:justify-single-word="false" fo:text-indent="0cm" style:auto-text-indent="false"/>
      <style:text-properties style:font-name="Times New Roman" fo:font-size="12pt" fo:letter-spacing="-0.005cm" style:font-name-asian="Times New Roman1" style:font-size-asian="12pt" style:font-name-complex="Times New Roman1" style:font-size-complex="12pt"/>
    </style:style>
    <style:style style:name="P70" style:family="paragraph" style:parent-style-name="Standard">
      <style:paragraph-properties fo:margin-left="0cm" fo:margin-right="0.093cm" fo:margin-top="0cm" fo:margin-bottom="0cm" fo:line-height="0.483cm" fo:text-align="justify" style:justify-single-word="false" fo:text-indent="0cm" style:auto-text-indent="false"/>
      <style:text-properties style:font-name="Times New Roman" fo:font-size="12pt" fo:letter-spacing="-0.005cm" fo:font-style="italic" style:font-name-asian="Times New Roman1" style:font-size-asian="12pt" style:font-style-asian="italic" style:font-name-complex="Times New Roman1" style:font-size-complex="12pt" style:font-style-complex="italic"/>
    </style:style>
    <style:style style:name="P71" style:family="paragraph" style:parent-style-name="Standard">
      <style:paragraph-properties fo:margin-left="0cm" fo:margin-right="0.093cm" fo:margin-top="0cm" fo:margin-bottom="0cm" fo:line-height="0.483cm" fo:text-align="justify" style:justify-single-word="false" fo:text-indent="0cm" style:auto-text-indent="false"/>
      <style:text-properties style:font-name="Times New Roman" fo:font-size="12pt" fo:letter-spacing="-0.005cm" fo:font-style="italic" fo:background-color="transparent" style:font-name-asian="Times New Roman1" style:font-size-asian="12pt" style:font-style-asian="italic" style:font-name-complex="Times New Roman1" style:font-size-complex="12pt" style:font-style-complex="italic"/>
    </style:style>
    <style:style style:name="P72" style:family="paragraph" style:parent-style-name="Standard">
      <style:paragraph-properties fo:margin-left="0cm" fo:margin-right="0.093cm" fo:margin-top="0cm" fo:margin-bottom="0cm" fo:line-height="0.483cm" fo:text-align="justify" style:justify-single-word="false" fo:text-indent="0cm" style:auto-text-indent="false"/>
      <style:text-properties style:font-name="Times New Roman" fo:font-size="12pt" fo:letter-spacing="-0.005cm" fo:background-color="transparent" style:font-name-asian="Times New Roman1" style:font-size-asian="12pt" style:font-name-complex="Times New Roman1" style:font-size-complex="12pt"/>
    </style:style>
    <style:style style:name="P73" style:family="paragraph" style:parent-style-name="Standard">
      <style:paragraph-properties fo:margin-left="0cm" fo:margin-right="0.093cm" fo:margin-top="0cm" fo:margin-bottom="0cm" fo:line-height="0.483cm" fo:text-align="justify" style:justify-single-word="false"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74" style:family="paragraph" style:parent-style-name="Standard">
      <style:paragraph-properties fo:margin-left="0cm" fo:margin-right="6.477cm" fo:margin-top="0.025cm" fo:margin-bottom="0cm" fo:line-height="0.459cm" fo:text-align="justify" style:justify-single-word="false" fo:text-indent="0cm" style:auto-text-indent="false"/>
    </style:style>
    <style:style style:name="P75" style:family="paragraph" style:parent-style-name="Standard">
      <style:paragraph-properties fo:margin-left="0cm" fo:margin-right="0.055cm" fo:margin-top="0.127cm" fo:margin-bottom="0cm" fo:line-height="100%" fo:text-align="justify" style:justify-single-word="false" fo:text-indent="0cm" style:auto-text-indent="false"/>
    </style:style>
    <style:style style:name="P76" style:family="paragraph" style:parent-style-name="Standard">
      <style:paragraph-properties fo:margin-left="0cm" fo:margin-right="0.109cm" fo:margin-top="0cm" fo:margin-bottom="0cm" fo:line-height="0.483cm" fo:text-align="justify" style:justify-single-word="false" fo:text-indent="0cm" style:auto-text-indent="false"/>
      <style:text-properties style:font-name="Times New Roman" fo:font-size="12pt" fo:letter-spacing="-0.005cm" style:font-name-asian="Times New Roman1" style:font-size-asian="12pt" style:font-name-complex="Times New Roman1" style:font-size-complex="12pt"/>
    </style:style>
    <style:style style:name="P77" style:family="paragraph" style:parent-style-name="Standard">
      <style:paragraph-properties fo:margin-left="0cm" fo:margin-right="6.271cm" fo:margin-top="0cm" fo:margin-bottom="0cm" fo:line-height="100%" fo:text-align="justify"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78" style:family="paragraph" style:parent-style-name="Standard" style:master-page-name="Converted1">
      <style:paragraph-properties fo:margin-top="0.009cm" fo:margin-bottom="0cm" fo:line-height="0.176cm" style:page-number="auto"/>
      <style:text-properties fo:font-size="5pt" style:font-size-asian="5pt" style:font-size-complex="5pt"/>
    </style:style>
    <style:style style:name="P79" style:family="paragraph" style:parent-style-name="Standard" style:master-page-name="Converted2">
      <style:paragraph-properties fo:margin-top="0.012cm" fo:margin-bottom="0cm" fo:line-height="0.176cm" style:page-number="auto"/>
      <style:text-properties fo:font-size="5pt" style:font-size-asian="5pt" style:font-size-complex="5pt"/>
    </style:style>
    <style:style style:name="P80" style:family="paragraph" style:parent-style-name="Standard" style:list-style-name="L1">
      <style:paragraph-properties fo:margin-left="0cm" fo:margin-right="0.116cm" fo:margin-top="0cm" fo:margin-bottom="0cm" fo:line-height="0.483cm" fo:text-indent="0cm" style:auto-text-indent="false"/>
      <style:text-properties style:font-name="Times New Roman" fo:font-size="12pt" fo:letter-spacing="-0.002cm" style:font-name-asian="Times New Roman1" style:font-size-asian="12pt" style:font-name-complex="Times New Roman1" style:font-size-complex="12pt"/>
    </style:style>
    <style:style style:name="P81" style:family="paragraph" style:parent-style-name="Standard" style:list-style-name="L2">
      <style:paragraph-properties fo:margin-left="0cm" fo:margin-right="0.116cm" fo:margin-top="0cm" fo:margin-bottom="0cm" fo:line-height="0.483cm"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82" style:family="paragraph" style:parent-style-name="Standard" style:list-style-name="L2">
      <style:paragraph-properties fo:margin-left="0cm" fo:margin-right="0.116cm" fo:margin-top="0cm" fo:margin-bottom="0cm" fo:line-height="0.483cm" fo:text-align="justify" style:justify-single-word="false" fo:text-indent="0cm" style:auto-text-indent="false"/>
      <style:text-properties style:font-name="Times New Roman" fo:font-size="12pt" fo:letter-spacing="-0.005cm" fo:background-color="transparent" style:font-name-asian="Times New Roman1" style:font-size-asian="12pt" style:font-name-complex="Times New Roman1" style:font-size-complex="12pt"/>
    </style:style>
    <style:style style:name="P83" style:family="paragraph" style:parent-style-name="Standard" style:list-style-name="L2">
      <style:paragraph-properties fo:margin-left="0cm" fo:margin-right="0.116cm" fo:margin-top="0cm" fo:margin-bottom="0cm" fo:line-height="0.483cm" fo:text-align="justify" style:justify-single-word="false" fo:text-indent="0cm" style:auto-text-indent="false"/>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etter-spacing="-0.002cm"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etter-spacing="-0.002cm" style:font-name-asian="Times New Roman1" style:font-size-asian="12pt" style:font-name-complex="Times New Roman1" style:font-size-complex="12pt"/>
    </style:style>
    <style:style style:name="T4" style:family="text">
      <style:text-properties style:font-name="Times New Roman" fo:font-size="12pt" fo:letter-spacing="0.004cm" fo:font-weight="bold" style:font-name-asian="Times New Roman1" style:font-size-asian="12pt" style:font-weight-asian="bold" style:font-name-complex="Times New Roman1" style:font-size-complex="12pt" style:font-weight-complex="bold"/>
    </style:style>
    <style:style style:name="T5" style:family="text">
      <style:text-properties style:font-name="Times New Roman" fo:font-size="12pt" fo:letter-spacing="0.004cm" style:font-name-asian="Times New Roman1" style:font-size-asian="12pt" style:font-name-complex="Times New Roman1" style:font-size-complex="12pt"/>
    </style:style>
    <style:style style:name="T6" style:family="text">
      <style:text-properties style:font-name="Times New Roman" fo:font-size="12pt" fo:letter-spacing="0.005cm" fo:font-weight="bold" style:font-name-asian="Times New Roman1" style:font-size-asian="12pt" style:font-weight-asian="bold" style:font-name-complex="Times New Roman1" style:font-size-complex="12pt" style:font-weight-complex="bold"/>
    </style:style>
    <style:style style:name="T7" style:family="text">
      <style:text-properties style:font-name="Times New Roman" fo:font-size="12pt" fo:letter-spacing="0.005cm" style:font-name-asian="Times New Roman1" style:font-size-asian="12pt" style:font-name-complex="Times New Roman1" style:font-size-complex="12pt"/>
    </style:style>
    <style:style style:name="T8" style:family="text">
      <style:text-properties style:font-name="Times New Roman" fo:font-size="12pt" fo:letter-spacing="0.002cm" fo:font-weight="bold" style:font-name-asian="Times New Roman1" style:font-size-asian="12pt" style:font-weight-asian="bold" style:font-name-complex="Times New Roman1" style:font-size-complex="12pt" style:font-weight-complex="bold"/>
    </style:style>
    <style:style style:name="T9" style:family="text">
      <style:text-properties style:font-name="Times New Roman" fo:font-size="12pt" fo:letter-spacing="0.002cm" style:font-name-asian="Times New Roman1" style:font-size-asian="12pt" style:font-name-complex="Times New Roman1" style:font-size-complex="12pt"/>
    </style:style>
    <style:style style:name="T10" style:family="text">
      <style:text-properties style:font-name="Times New Roman" fo:font-size="12pt" style:font-name-asian="Times New Roman1" style:font-size-asian="12pt" style:font-name-complex="Times New Roman1" style:font-size-complex="12pt"/>
    </style:style>
    <style:style style:name="T11" style:family="text">
      <style:text-properties style:font-name="Times New Roman" fo:font-size="12pt" fo:letter-spacing="-0.004cm" style:font-name-asian="Times New Roman1" style:font-size-asian="12pt" style:font-name-complex="Times New Roman1" style:font-size-complex="12pt"/>
    </style:style>
    <style:style style:name="T12" style:family="text">
      <style:text-properties style:font-name="Times New Roman" fo:font-size="12pt" fo:letter-spacing="-0.018cm" style:font-name-asian="Times New Roman1" style:font-size-asian="12pt" style:font-name-complex="Times New Roman1" style:font-size-complex="12pt"/>
    </style:style>
    <style:style style:name="T13" style:family="text">
      <style:text-properties style:font-name="Times New Roman" fo:font-size="12pt" fo:letter-spacing="-0.012cm" style:font-name-asian="Times New Roman1" style:font-size-asian="12pt" style:font-name-complex="Times New Roman1" style:font-size-complex="12pt"/>
    </style:style>
    <style:style style:name="T14" style:family="text">
      <style:text-properties style:font-name="Times New Roman" fo:font-size="12pt" fo:letter-spacing="-0.005cm" style:font-name-asian="Times New Roman1" style:font-size-asian="12pt" style:font-name-complex="Times New Roman1" style:font-size-complex="12pt"/>
    </style:style>
    <style:style style:name="T15" style:family="text">
      <style:text-properties style:font-name="Times New Roman" fo:font-size="12pt" fo:letter-spacing="-0.005cm" fo:font-style="italic" style:font-name-asian="Times New Roman1" style:font-size-asian="12pt" style:font-style-asian="italic" style:font-name-complex="Times New Roman1" style:font-size-complex="12pt"/>
    </style:style>
    <style:style style:name="T16" style:family="text">
      <style:text-properties style:font-name="Times New Roman" fo:font-size="12pt" fo:letter-spacing="-0.005cm" fo:font-style="italic" style:font-name-asian="Times New Roman1" style:font-size-asian="12pt" style:font-style-asian="italic" style:font-name-complex="Times New Roman1" style:font-size-complex="12pt" style:font-style-complex="italic"/>
    </style:style>
    <style:style style:name="T17" style:family="text">
      <style:text-properties style:font-name="Times New Roman" fo:font-size="12pt" fo:letter-spacing="-0.005cm" fo:language="fr" fo:country="CH" style:font-name-asian="Times New Roman1" style:font-size-asian="12pt" style:font-name-complex="Times New Roman1" style:font-size-complex="12pt"/>
    </style:style>
    <style:style style:name="T18" style:family="text">
      <style:text-properties style:font-name="Times New Roman" fo:font-size="12pt" fo:letter-spacing="-0.005cm" fo:background-color="transparent" style:font-name-asian="Times New Roman1" style:font-size-asian="12pt" style:font-name-complex="Times New Roman1" style:font-size-complex="12pt"/>
    </style:style>
    <style:style style:name="T19" style:family="text">
      <style:text-properties style:font-name="Times New Roman" fo:font-size="12pt" fo:letter-spacing="-0.019cm" style:font-name-asian="Times New Roman1" style:font-size-asian="12pt" style:font-name-complex="Times New Roman1" style:font-size-complex="12pt"/>
    </style:style>
    <style:style style:name="T20" style:family="text">
      <style:text-properties style:font-name="Times New Roman" fo:font-size="12pt" fo:letter-spacing="-0.007cm" style:font-name-asian="Times New Roman1" style:font-size-asian="12pt" style:font-name-complex="Times New Roman1" style:font-size-complex="12pt"/>
    </style:style>
    <style:style style:name="T21" style:family="text">
      <style:text-properties style:font-name="Times New Roman" fo:font-size="12pt" fo:letter-spacing="0.062cm" style:font-name-asian="Times New Roman1" style:font-size-asian="12pt" style:font-name-complex="Times New Roman1" style:font-size-complex="12pt"/>
    </style:style>
    <style:style style:name="T22" style:family="text">
      <style:text-properties style:font-name="Times New Roman" fo:font-size="12pt" fo:letter-spacing="0.058cm" style:font-name-asian="Times New Roman1" style:font-size-asian="12pt" style:font-name-complex="Times New Roman1" style:font-size-complex="12pt"/>
    </style:style>
    <style:style style:name="T23" style:family="text">
      <style:text-properties style:font-name="Times New Roman" fo:font-size="12pt" fo:letter-spacing="0.009cm" style:font-name-asian="Times New Roman1" style:font-size-asian="12pt" style:font-name-complex="Times New Roman1" style:font-size-complex="12pt"/>
    </style:style>
    <style:style style:name="T24" style:family="text">
      <style:text-properties style:font-name="Times New Roman" fo:font-size="12pt" fo:letter-spacing="0.007cm" style:font-name-asian="Times New Roman1" style:font-size-asian="12pt" style:font-name-complex="Times New Roman1" style:font-size-complex="12pt"/>
    </style:style>
    <style:style style:name="T25" style:family="text">
      <style:text-properties style:font-name="Times New Roman" fo:font-size="12pt" fo:letter-spacing="0.011cm" style:font-name-asian="Times New Roman1" style:font-size-asian="12pt" style:font-name-complex="Times New Roman1" style:font-size-complex="12pt"/>
    </style:style>
    <style:style style:name="T26" style:family="text">
      <style:text-properties style:font-name="Times New Roman" fo:font-size="12pt" fo:letter-spacing="0.025cm" style:font-name-asian="Times New Roman1" style:font-size-asian="12pt" style:font-name-complex="Times New Roman1" style:font-size-complex="12pt"/>
    </style:style>
    <style:style style:name="T27" style:family="text">
      <style:text-properties style:font-name="Times New Roman" fo:font-size="12pt" fo:letter-spacing="0.023cm" style:font-name-asian="Times New Roman1" style:font-size-asian="12pt" style:font-name-complex="Times New Roman1" style:font-size-complex="12pt"/>
    </style:style>
    <style:style style:name="T28" style:family="text">
      <style:text-properties style:font-name="Times New Roman" fo:font-size="12pt" fo:letter-spacing="0.03cm" style:font-name-asian="Times New Roman1" style:font-size-asian="12pt" style:font-name-complex="Times New Roman1" style:font-size-complex="12pt"/>
    </style:style>
    <style:style style:name="T29" style:family="text">
      <style:text-properties style:font-name="Times New Roman" fo:font-size="12pt" fo:letter-spacing="-0.014cm" style:font-name-asian="Times New Roman1" style:font-size-asian="12pt" style:font-name-complex="Times New Roman1" style:font-size-complex="12pt"/>
    </style:style>
    <style:style style:name="T30" style:family="text">
      <style:text-properties style:font-name="Times New Roman" fo:font-size="12pt" fo:letter-spacing="0.104cm" style:font-name-asian="Times New Roman1" style:font-size-asian="12pt" style:font-name-complex="Times New Roman1" style:font-size-complex="12pt"/>
    </style:style>
    <style:style style:name="T31" style:family="text">
      <style:text-properties style:font-name="Times New Roman" fo:font-size="12pt" fo:letter-spacing="0.012cm" style:font-name-asian="Times New Roman1" style:font-size-asian="12pt" style:font-name-complex="Times New Roman1" style:font-size-complex="12pt"/>
    </style:style>
    <style:style style:name="T32" style:family="text">
      <style:text-properties style:font-name="Times New Roman" fo:font-size="12pt" fo:letter-spacing="0.101cm" style:font-name-asian="Times New Roman1" style:font-size-asian="12pt" style:font-name-complex="Times New Roman1" style:font-size-complex="12pt"/>
    </style:style>
    <style:style style:name="T33" style:family="text">
      <style:text-properties style:font-name="Times New Roman" fo:font-size="12pt" fo:letter-spacing="0.076cm" style:font-name-asian="Times New Roman1" style:font-size-asian="12pt" style:font-name-complex="Times New Roman1" style:font-size-complex="12pt"/>
    </style:style>
    <style:style style:name="T34" style:family="text">
      <style:text-properties style:font-name="Times New Roman" fo:font-size="12pt" fo:letter-spacing="0.079cm" style:font-name-asian="Times New Roman1" style:font-size-asian="12pt" style:font-name-complex="Times New Roman1" style:font-size-complex="12pt"/>
    </style:style>
    <style:style style:name="T35" style:family="text">
      <style:text-properties style:font-name="Times New Roman" fo:font-size="12pt" fo:letter-spacing="0.081cm" style:font-name-asian="Times New Roman1" style:font-size-asian="12pt" style:font-name-complex="Times New Roman1" style:font-size-complex="12pt"/>
    </style:style>
    <style:style style:name="T36" style:family="text">
      <style:text-properties style:font-name="Times New Roman" fo:font-size="12pt" fo:letter-spacing="0.083cm" style:font-name-asian="Times New Roman1" style:font-size-asian="12pt" style:font-name-complex="Times New Roman1" style:font-size-complex="12pt"/>
    </style:style>
    <style:style style:name="T37" style:family="text">
      <style:text-properties style:font-name="Times New Roman" fo:font-size="12pt" fo:letter-spacing="0.014cm" style:font-name-asian="Times New Roman1" style:font-size-asian="12pt" style:font-name-complex="Times New Roman1" style:font-size-complex="12pt"/>
    </style:style>
    <style:style style:name="T38" style:family="text">
      <style:text-properties style:font-name="Times New Roman" fo:font-size="12pt" fo:letter-spacing="0.055cm" style:font-name-asian="Times New Roman1" style:font-size-asian="12pt" style:font-name-complex="Times New Roman1" style:font-size-complex="12pt"/>
    </style:style>
    <style:style style:name="T39" style:family="text">
      <style:text-properties style:font-name="Times New Roman" fo:font-size="12pt" fo:letter-spacing="0.051cm" style:font-name-asian="Times New Roman1" style:font-size-asian="12pt" style:font-name-complex="Times New Roman1" style:font-size-complex="12pt"/>
    </style:style>
    <style:style style:name="T40" style:family="text">
      <style:text-properties style:font-name="Times New Roman" fo:font-size="12pt" fo:letter-spacing="0.048cm" style:font-name-asian="Times New Roman1" style:font-size-asian="12pt" style:font-name-complex="Times New Roman1" style:font-size-complex="12pt"/>
    </style:style>
    <style:style style:name="T41" style:family="text">
      <style:text-properties style:font-name="Times New Roman" fo:font-size="12pt" fo:letter-spacing="0.06cm" style:font-name-asian="Times New Roman1" style:font-size-asian="12pt" style:font-name-complex="Times New Roman1" style:font-size-complex="12pt"/>
    </style:style>
    <style:style style:name="T42" style:family="text">
      <style:text-properties style:font-name="Times New Roman" fo:font-size="12pt" fo:letter-spacing="0.046cm" style:font-name-asian="Times New Roman1" style:font-size-asian="12pt" style:font-name-complex="Times New Roman1" style:font-size-complex="12pt"/>
    </style:style>
    <style:style style:name="T43"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44" style:family="text">
      <style:text-properties style:font-name="Times New Roman" fo:font-size="14pt" fo:letter-spacing="-0.002cm" fo:font-weight="bold" style:font-name-asian="Times New Roman1" style:font-size-asian="14pt" style:font-weight-asian="bold" style:font-name-complex="Times New Roman1" style:font-size-complex="14pt" style:font-weight-complex="bold"/>
    </style:style>
    <style:style style:name="T45" style:family="text">
      <style:text-properties style:font-name="Times New Roman" fo:font-size="14pt" fo:letter-spacing="0.002cm" fo:font-weight="bold" style:font-name-asian="Times New Roman1" style:font-size-asian="14pt" style:font-weight-asian="bold" style:font-name-complex="Times New Roman1" style:font-size-complex="14pt" style:font-weight-complex="bold"/>
    </style:style>
    <style:style style:name="T46" style:family="text">
      <style:text-properties style:font-name="Times New Roman" fo:font-size="14pt" fo:letter-spacing="0.004cm" fo:font-weight="bold" style:font-name-asian="Times New Roman1" style:font-size-asian="14pt" style:font-weight-asian="bold" style:font-name-complex="Times New Roman1" style:font-size-complex="14pt" style:font-weight-complex="bold"/>
    </style:style>
    <style:style style:name="T47" style:family="text">
      <style:text-properties style:font-name="Times New Roman" fo:font-size="14pt" fo:letter-spacing="0.005cm" fo:font-weight="bold" style:font-name-asian="Times New Roman1" style:font-size-asian="14pt" style:font-weight-asian="bold" style:font-name-complex="Times New Roman1" style:font-size-complex="14pt" style:font-weight-complex="bold"/>
    </style:style>
    <style:style style:name="T48" style:family="text">
      <style:text-properties style:font-name="Times New Roman" fo:font-size="14pt" fo:letter-spacing="-0.004cm" fo:font-weight="bold" style:font-name-asian="Times New Roman1" style:font-size-asian="14pt" style:font-weight-asian="bold" style:font-name-complex="Times New Roman1" style:font-size-complex="14pt" style:font-weight-complex="bold"/>
    </style:style>
    <style:style style:name="T49" style:family="text">
      <style:text-properties style:font-name="Times New Roman" fo:font-size="14pt" fo:letter-spacing="-0.005cm" fo:font-weight="bold" style:font-name-asian="Times New Roman1" style:font-size-asian="14pt" style:font-weight-asian="bold" style:font-name-complex="Times New Roman1" style:font-size-complex="14pt" style:font-weight-complex="bold"/>
    </style:style>
    <style:style style:name="T50" style:family="text">
      <style:text-properties style:font-name="Times New Roman" fo:font-size="14pt" fo:letter-spacing="0.007cm" fo:font-weight="bold" style:font-name-asian="Times New Roman1" style:font-size-asian="14pt" style:font-weight-asian="bold" style:font-name-complex="Times New Roman1" style:font-size-complex="14pt" style:font-weight-complex="bold"/>
    </style:style>
    <style:style style:name="T51" style:family="text">
      <style:text-properties fo:letter-spacing="0.004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
        <text:p text:style-name="P2"/>
        <text:p text:style-name="P2"/>
        <text:p text:style-name="P2"/>
        <text:p text:style-name="P2"/>
        <text:p text:style-name="P10"/>
        <text:p text:style-name="P61">CONTRAT POUR LE COURS DE VACANCES DE L’UNIL, </text:p>
        <text:p text:style-name="P61">CONCERNE LA MISE EN LIGNE DU LOGICIEL DE MISE EN COULEURS</text:p>
        <text:p text:style-name="P2"/>
        <text:p text:style-name="P7"/>
        <text:p text:style-name="P2"/>
        <text:p text:style-name="P2"/>
        <text:p text:style-name="P2"/>
        <text:p text:style-name="P2"/>
        <text:p text:style-name="P2"/>
        <text:p text:style-name="P2"/>
        <text:p text:style-name="P2"/>
        <text:p text:style-name="P2"/>
        <text:p text:style-name="P2"/>
        <text:p text:style-name="P11"><text:span text:style-name="T1">ENT</text:span><text:span text:style-name="T2">R</text:span><text:span text:style-name="T1">E</text:span><text:span text:style-name="T4"> </text:span><text:span text:style-name="T1">L</text:span><text:span text:style-name="T4">E</text:span><text:span text:style-name="T1">S</text:span><text:span text:style-name="T6"> </text:span><text:span text:style-name="T1">SOU</text:span><text:span text:style-name="T8">S</text:span><text:span text:style-name="T2">S</text:span><text:span text:style-name="T6">I</text:span><text:span text:style-name="T1">GNES</text:span></text:p>
        <text:p text:style-name="P18"/>
        <text:p text:style-name="P2"/>
        <text:p text:style-name="P5"/>
        <text:p text:style-name="P14">Adriano Florez, Stephan Seewer</text:p>
        <text:p text:style-name="P15">………………………… …………………………</text:p>
        <text:p text:style-name="P15"/>
        <text:p text:style-name="P21"/>
        <text:p text:style-name="P62"><text:span text:style-name="T10">Ci</text:span><text:span text:style-name="T9">-</text:span><text:span text:style-name="T3">a</text:span><text:span text:style-name="T10">p</text:span><text:span text:style-name="T11">r</text:span><text:span text:style-name="T9">è</text:span><text:span text:style-name="T10">s</text:span><text:span text:style-name="T3"> </text:span><text:span text:style-name="T10">déno</text:span><text:span text:style-name="T9">m</text:span><text:span text:style-name="T3">m</text:span><text:span text:style-name="T10">és</text:span><text:span text:style-name="T9"> </text:span><text:span text:style-name="T10">«</text:span><text:span text:style-name="T12"> </text:span><text:span text:style-name="T3">L</text:span><text:span text:style-name="T10">E</text:span><text:span text:style-name="T13"> </text:span><text:span text:style-name="T10">PR</text:span><text:span text:style-name="T5">E</text:span><text:span text:style-name="T10">STAT</text:span><text:span text:style-name="T14">A</text:span><text:span text:style-name="T10">IRE» </text:span><text:span text:style-name="T3">D</text:span><text:span text:style-name="T10">’UNE PART,</text:span></text:p>
        <text:p text:style-name="P9"/>
        <text:p text:style-name="P11"><text:span text:style-name="T1">ET</text:span><text:span text:style-name="T4"> </text:span><text:span text:style-name="T1">:</text:span></text:p>
        <text:p text:style-name="P21"/>
        <text:p text:style-name="P14">Le Cours de Vacances de l’UNIL (CDV)</text:p>
        <text:p text:style-name="P17">Bâtiment Anthropole CH-1015 Lausanne</text:p>
        <text:p text:style-name="P16">son directeur Yves Erard</text:p>
        <text:p text:style-name="P22"><text:s text:c="2"/>…………………………</text:p>
        <text:p text:style-name="P63"><text:span text:style-name="T10">Ci</text:span><text:span text:style-name="T9">-</text:span><text:span text:style-name="T3">a</text:span><text:span text:style-name="T10">p</text:span><text:span text:style-name="T11">r</text:span><text:span text:style-name="T9">è</text:span><text:span text:style-name="T10">s</text:span><text:span text:style-name="T3"> </text:span><text:span text:style-name="T10">déno</text:span><text:span text:style-name="T9">m</text:span><text:span text:style-name="T3">m</text:span><text:span text:style-name="T10">é «</text:span><text:span text:style-name="T19"> </text:span><text:span text:style-name="T14">L</text:span><text:span text:style-name="T10">E</text:span><text:span text:style-name="T14"> </text:span><text:span text:style-name="T11">C</text:span><text:span text:style-name="T3">L</text:span><text:span text:style-name="T11">I</text:span><text:span text:style-name="T10">E</text:span><text:span text:style-name="T20">N</text:span><text:span text:style-name="T10">T</text:span><text:span text:style-name="T14"> </text:span><text:span text:style-name="T10">» </text:span><text:span text:style-name="T3">D</text:span><text:span text:style-name="T10">’AUTRE PART,</text:span></text:p>
        <text:p text:style-name="P64"/>
        <text:p text:style-name="P2"/>
        <text:p text:style-name="P2"/>
        <text:p text:style-name="P2"/>
        <text:p text:style-name="P2"/>
        <text:p text:style-name="P2"/>
        <text:p text:style-name="P2"/>
        <text:p text:style-name="P13"><text:span text:style-name="T1">IL</text:span><text:span text:style-name="T6"> </text:span><text:span text:style-name="T1">A E</text:span><text:span text:style-name="T8">T</text:span><text:span text:style-name="T1">E</text:span><text:span text:style-name="T4"> </text:span><text:span text:style-name="T8">A</text:span><text:span text:style-name="T2">R</text:span><text:span text:style-name="T1">RETE</text:span><text:span text:style-name="T4"> </text:span><text:span text:style-name="T1">ET</text:span><text:span text:style-name="T4"> </text:span><text:span text:style-name="T1">CONVENU</text:span><text:span text:style-name="T2"> </text:span><text:span text:style-name="T1">CE</text:span><text:span text:style-name="T8"> Q</text:span><text:span text:style-name="T2">U</text:span><text:span text:style-name="T1">I SUIT</text:span></text:p>
      </text:section>
      <text:p text:style-name="P78"/>
      <text:p text:style-name="P2"/>
      <text:p text:style-name="P2"/>
      <text:p text:style-name="P2"/>
      <text:p text:style-name="P2"/>
      <text:p text:style-name="P25"><text:span text:style-name="T43">PREAMB</text:span><text:span text:style-name="T44">U</text:span><text:span text:style-name="T45">L</text:span><text:span text:style-name="T43">E</text:span><text:span text:style-name="T44"> </text:span><text:span text:style-name="T43">:</text:span></text:p>
      <text:p text:style-name="P18"/>
      <text:p text:style-name="P2"/>
      <text:p text:style-name="P2"/>
      <text:p text:style-name="P26"><text:span text:style-name="T14">Le site internet fait suite à une première phase de développement d’un logiciel de mise en couleurs (projet </text:span><text:span text:style-name="T15">Lecture en couleurs</text:span><text:span text:style-name="T14">). Le respect du principe, un phonème-une couleur, a permis d’ajouter l’information phonologique (segmentation <text:s/>de mots en phonèmes par l'entremise de couleurs) sur leur forme écrite. </text:span></text:p>
      <text:p text:style-name="P27"/>
      <text:p text:style-name="P26"><text:span text:style-name="T14">Après</text:span><text:span text:style-name="T17"> avoir</text:span><text:span text:style-name="T14"> expérimenté la faisabilité informatique du projet, première phase qui a permis de produire un logiciel déjà utilisé par le CDV, cette deuxième et nouvelle phase vise à mettre en ligne l’outil informatique, afin de le rendre disponible au plus grand nombre. </text:span></text:p>
      <text:p text:style-name="P27"/>
      <text:p text:style-name="P27">Par ailleurs, une séance - proposée par Yves Erard et avec les graphistes Eva Ascoli et Lorenz Nussbaumer, collaborateurs dans l'élaboration du site - a permis de définir précisément le contenu du site Internet, en particulier les informations à ajouter, afin de faire comprendre aux utilisateurs <text:s/>les buts de l'outil informatique développé, ainsi que la manière de mettre en forme ces informations sur le site. Le choix s'est porté sur des animations, qui illustreraient à la fois le principe couleur-son et l'utilité de la mise en couleurs pour les publics-cibles : apprenants non francophones en français langue étrangère (FLE), enfants en apprentissage de la lecture et enfants dyslexiques. La partie animation fera l'objet d'un contrat séparé.</text:p>
      <text:p text:style-name="P27"/>
      <text:p text:style-name="P27">Le présent contrat s’inscrit dans la continuité du projet antérieur déjà fructueux. Il vise à définir l’objet proprement dit (le site) et ses conditions générales d’utilisation. </text:p>
      <text:p text:style-name="P27"/>
      <text:p text:style-name="P27"/>
      <text:p text:style-name="P28"/>
      <text:p text:style-name="P30"/>
      <text:p text:style-name="P2"/>
      <text:p text:style-name="P2"/>
      <text:p text:style-name="P2"/>
      <text:p text:style-name="P2"/>
      <text:p text:style-name="P66"/>
      <text:p text:style-name="P66">*</text:p>
      <text:p text:style-name="P65"><text:span text:style-name="T43">*</text:span><text:span text:style-name="T46"> </text:span><text:span text:style-name="T43">*</text:span><text:span text:style-name="T46"> </text:span><text:span text:style-name="T43">*</text:span></text:p>
      <text:p text:style-name="P79"/>
      <text:p text:style-name="P74"><text:span text:style-name="T43">ARTIC</text:span><text:span text:style-name="T45">L</text:span><text:span text:style-name="T43">E</text:span><text:span text:style-name="T45"> 1</text:span><text:span text:style-name="T46"> </text:span><text:span text:style-name="T43">–</text:span><text:span text:style-name="T46"> OBJET</text:span><text:span text:style-name="T49"> </text:span></text:p>
      <text:p text:style-name="P31"/>
      <text:p text:style-name="P57">Le présent contrat a pour objet la création, l’hébergement et l’entretien du site internet dans sa version dédiée au CDV. En effet, d'autres pages du site seront dédiées à une version pour les enfants dyslexiques (ou pour d'autres utilisateurs susceptibles d'utiliser le même site internet).</text:p>
      <text:p text:style-name="P32"/>
      <text:p text:style-name="P76">Le client est familiarisé avec le fonctionnement du logiciel, qu’il retrouvera sur le site. </text:p>
      <text:p text:style-name="P33"/>
      <text:p text:style-name="P33"/>
      <text:p text:style-name="P29"><text:span text:style-name="T43">ARTIC</text:span><text:span text:style-name="T45">L</text:span><text:span text:style-name="T43">E</text:span><text:span text:style-name="T45"> 2</text:span><text:span text:style-name="T46"> </text:span><text:span text:style-name="T43">–</text:span><text:span text:style-name="T46"> </text:span><text:span text:style-name="T43">PREST</text:span><text:span text:style-name="T49">A</text:span><text:span text:style-name="T43">TI</text:span><text:span text:style-name="T46">O</text:span><text:span text:style-name="T48">N</text:span><text:span text:style-name="T43">S</text:span><text:span text:style-name="T50"> </text:span><text:span text:style-name="T43">REMUNE</text:span><text:span text:style-name="T49">R</text:span><text:span text:style-name="T43">EES</text:span><text:span text:style-name="T47"> </text:span><text:span text:style-name="T43">FORFA</text:span><text:span text:style-name="T44">I</text:span><text:span text:style-name="T43">T</text:span><text:span text:style-name="T45">A</text:span><text:span text:style-name="T43">I</text:span><text:span text:style-name="T45">R</text:span><text:span text:style-name="T43">E</text:span><text:span text:style-name="T45">M</text:span><text:span text:style-name="T43">ENT</text:span></text:p>
      <text:p text:style-name="P36"/>
      <text:p text:style-name="P37"><text:span text:style-name="T10">Les</text:span><text:span text:style-name="T7"> </text:span><text:span text:style-name="T10">p</text:span><text:span text:style-name="T3">a</text:span><text:span text:style-name="T10">r</text:span><text:span text:style-name="T7">t</text:span><text:span text:style-name="T3">i</text:span><text:span text:style-name="T10">es </text:span><text:span text:style-name="T3">e</text:span><text:span text:style-name="T10">n</text:span><text:span text:style-name="T3">t</text:span><text:span text:style-name="T9">e</text:span><text:span text:style-name="T10">nd</text:span><text:span text:style-name="T3">e</text:span><text:span text:style-name="T10">nt</text:span><text:span text:style-name="T5"> </text:span><text:span text:style-name="T10">que</text:span><text:span text:style-name="T5"> </text:span><text:span text:style-name="T3">l</text:span><text:span text:style-name="T10">e</text:span><text:span text:style-name="T5"> </text:span><text:span text:style-name="T10">p</text:span><text:span text:style-name="T11">r</text:span><text:span text:style-name="T10">es</text:span><text:span text:style-name="T3">t</text:span><text:span text:style-name="T10">a</text:span><text:span text:style-name="T9">t</text:span><text:span text:style-name="T10">a</text:span><text:span text:style-name="T9">i</text:span><text:span text:style-name="T10">re</text:span><text:span text:style-name="T24"> </text:span><text:span text:style-name="T10">r</text:span><text:span text:style-name="T3">éa</text:span><text:span text:style-name="T10">l</text:span><text:span text:style-name="T9">i</text:span><text:span text:style-name="T10">sera</text:span><text:span text:style-name="T5"> </text:span><text:span text:style-name="T3">l</text:span><text:span text:style-name="T10">es</text:span><text:span text:style-name="T7"> </text:span><text:span text:style-name="T10">prest</text:span><text:span text:style-name="T9">a</text:span><text:span text:style-name="T7">t</text:span><text:span text:style-name="T10">ions suivan</text:span><text:span text:style-name="T9">t</text:span><text:span text:style-name="T10">es :</text:span></text:p>
      <text:p text:style-name="P38"/>
      <text:p text:style-name="P33">- un site avec un hébergement externe assuré par le prestataire durant 1 an et réalisé d’ici au 31 décembre 2012*.</text:p>
      <text:list xml:id="list909789910" text:style-name="L1">
        <text:list-header>
          <text:p text:style-name="P80">- une interface pour faire les requêtes de mots</text:p>
          <text:p text:style-name="P80">- une interface pour faire les requêtes supérieures au mot (phrases, textes)</text:p>
          <text:p text:style-name="P80">- une page avec un tableau de présentation des couleurs avec des formes cliquables, afin d'entendre le sons de la couleur correspondante (pour faciliter l'apprentissage couleur-son)</text:p>
          <text:p text:style-name="P80">- n pages d'explications complémentaires, d'aide, ou tout autre contenu jugé utile (toutes ces pages seront basées sur les modèles créés par les graphistes collaborant à la création du site)</text:p>
        </text:list-header>
      </text:list>
      <text:p text:style-name="P6"/>
      <text:p text:style-name="P6">* Le respect de ce délai implique que le client et tous les prestataires (y compris la partie graphisme et animation) respectent les délais impartis et fournissent le matériel 2 à 3 semaines avant cette date, car l'implémentation informatique <text:s/>de ces parties va prendre 2 à 3 semaines supplémentaires, si les prestataires respectent les formats informatiques établis, et plusieurs semaines supplémentaires (à définir) autrement.</text:p>
      <text:p text:style-name="P6"/>
      <text:p text:style-name="P39"/>
      <text:p text:style-name="P67"><text:span text:style-name="T43">ARTIC</text:span><text:span text:style-name="T45">L</text:span><text:span text:style-name="T43">E</text:span><text:span text:style-name="T45"> 3</text:span><text:span text:style-name="T46"> </text:span><text:span text:style-name="T43">–</text:span><text:span text:style-name="T46"> </text:span><text:span text:style-name="T43">PREST</text:span><text:span text:style-name="T49">A</text:span><text:span text:style-name="T43">TI</text:span><text:span text:style-name="T46">O</text:span><text:span text:style-name="T48">N</text:span><text:span text:style-name="T43">S </text:span><text:span text:style-name="T50">SUPPLEMENTAIRES</text:span></text:p>
      <text:p text:style-name="P19"/>
      <text:p text:style-name="P2"/>
      <text:p text:style-name="P77">Les animations :</text:p>
      <text:p text:style-name="P21"/>
      <text:p text:style-name="P69">Suite à la discussion avec les graphistes, il a été décidé d'un commun accord de réaliser des animations, afin de faciliter la compréhension du principe couleur-son et <text:s/>d'illustrer les buts de l'utilisation de la mise en couleurs des mots pour les publics visés par le site. </text:p>
      <text:p text:style-name="P69"/>
      <text:p text:style-name="P68"><text:span text:style-name="T14">Voici le canevas du site, tel qu'il a été <text:s/>décidé, lors de la séance de travail du mercredi 18 juillet 2012, en présence d'Yves Erard (directeur du CDV), Stephan Seewer et Adriano Florez (concepteurs), Eva Ascoli et Lorenz Nussbaumer (graphistes), </text:span><text:span text:style-name="T16">les éléments en italique sont considérés comme prestations discutées séparément, en regard de l'offre initiale</text:span><text:span text:style-name="T14"> :</text:span></text:p>
      <text:p text:style-name="P69"/>
      <text:p text:style-name="P70">1. INTRODUCTION</text:p>
      <text:p text:style-name="P70">Une animation informatique proposant la manipulation de plots de couleurs par un enfant (voix off), dont la succession formera un mot (ex : ch-a-p-eau : le premier plot de couleur pour le <text:s/>« ch », le 2ème pour le « a », etc.) composé de plots et de lettres en surimpression, afin de créer le lien entre lettres, couleurs et sons. Ce mot sera intégré au final dans une phrase.</text:p>
      <text:p text:style-name="P70"/>
      <text:p text:style-name="P70">2. AVANTAGES DE LA MISE EN COULEURS (AU NIVEAU DU MOT)</text:p>
      <text:p text:style-name="P71">Cette partie sera composée d'exemples de mots en couleurs (mots problématiques en lecture) illustrant les avantages du site.</text:p>
      <text:p text:style-name="P72"><text:soft-page-break/></text:p>
      <text:p text:style-name="P72"/>
      <text:p text:style-name="P72">3. INTERFACE DE MISE EN COULEURS DES MOTS</text:p>
      <text:p text:style-name="P72">Il s'agit d'une première fenêtre d'interface, telle que décrite dans le prototype, la seule différence résidant dans la limitation de la requête – uniquement des mots isolés.</text:p>
      <text:p text:style-name="P72"/>
      <text:p text:style-name="P71">4. AVANTAGES DE LA MISE EN COULEURS (AU NIVEAU DE LA PHRASE-TEXTE)</text:p>
      <text:p text:style-name="P71">Cette partie sera composée d'exemples de phrases en couleurs (phrases problématiques) illustrant les avantages du site et débouchant sur un texte.</text:p>
      <text:p text:style-name="P72"/>
      <text:p text:style-name="P72">5. INTERFACE DE MISE EN COULEURS DES PHRASES</text:p>
      <text:p text:style-name="P72">Il s'agit d'une deuxième fenêtre d'interface, basée sur un modèle créé ad hoc, <text:s/>avec la possibilité de faire des requêtes sur des segments de texte supérieurs aux mots (phrases, textes entiers, etc.). Cette <text:s/>interface devrait proposer un fenêtrage plein écran, afin de faciliter la lisibilité de portions de texte longues.</text:p>
      <text:p text:style-name="P72"/>
      <text:p text:style-name="P72">6. AIDE POUR LES CORRESPONDANCES COULEURS-SONS</text:p>
      <text:p text:style-name="P72">Une fenêtre sous la forme d'un tableau présentant les couleurs utilisées pour représenter les phonèmes du français, ainsi que leur correspondances audio (fichiers audio écoutables par simple clic sur les plages de couleurs).</text:p>
      <text:p text:style-name="P72"/>
      <text:p text:style-name="P72">7. AUTRES PAGES DE TEXTE</text:p>
      <text:p text:style-name="P72">Pages de textes toujours basées sur le modèle définis par les graphistes et contenus à définir selon les besoins.</text:p>
      <text:p text:style-name="P73"/>
      <text:p text:style-name="P75"><text:span text:style-name="T43">ARTIC</text:span><text:span text:style-name="T45">L</text:span><text:span text:style-name="T43">E</text:span><text:span text:style-name="T45"> 4</text:span><text:span text:style-name="T46"> –</text:span><text:span text:style-name="T43"> PRIX POUR LES PRESTATIONS FORFAITAIRES</text:span></text:p>
      <text:p text:style-name="P2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41">Description</text:p>
          </table:table-cell>
          <table:table-cell table:style-name="Tableau2.A1" office:value-type="string">
            <text:p text:style-name="P41">Nbre heures</text:p>
          </table:table-cell>
          <table:table-cell table:style-name="Tableau2.C1" office:value-type="string">
            <text:p text:style-name="P41">Frs</text:p>
          </table:table-cell>
        </table:table-row>
        <table:table-row table:style-name="Tableau2.1">
          <table:table-cell table:style-name="Tableau2.A1" office:value-type="string">
            <text:p text:style-name="P42">Mise en place de la base de données (intégration et amélioration des données de Morphalou par corrections et ajouts de nos propres données - Migros, homographes, etc.)</text:p>
          </table:table-cell>
          <table:table-cell table:style-name="Tableau2.A1" office:value-type="string">
            <text:p text:style-name="P42">70 </text:p>
          </table:table-cell>
          <table:table-cell table:style-name="Tableau2.C1" office:value-type="string">
            <text:p text:style-name="P42">3500</text:p>
          </table:table-cell>
        </table:table-row>
        <table:table-row table:style-name="Tableau2.1">
          <table:table-cell table:style-name="Tableau2.A3" office:value-type="string">
            <text:p text:style-name="P42">Installation du serveur et BD</text:p>
          </table:table-cell>
          <table:table-cell table:style-name="Tableau2.A3" office:value-type="string">
            <text:p text:style-name="P42">5</text:p>
          </table:table-cell>
          <table:table-cell table:style-name="Tableau2.C3" office:value-type="string">
            <text:p text:style-name="P42">250</text:p>
          </table:table-cell>
        </table:table-row>
        <table:table-row table:style-name="Tableau2.1">
          <table:table-cell table:style-name="Tableau2.A3" office:value-type="string">
            <text:p text:style-name="P42">Développement du site</text:p>
          </table:table-cell>
          <table:table-cell table:style-name="Tableau2.A3" office:value-type="string">
            <text:p text:style-name="P42">30</text:p>
          </table:table-cell>
          <table:table-cell table:style-name="Tableau2.C3" office:value-type="string">
            <text:p text:style-name="P42">1500</text:p>
          </table:table-cell>
        </table:table-row>
        <table:table-row table:style-name="Tableau2.1">
          <table:table-cell table:style-name="Tableau2.A3" office:value-type="string">
            <text:p text:style-name="P42">Administration (rédaction contrat, etc.)</text:p>
          </table:table-cell>
          <table:table-cell table:style-name="Tableau2.B5" office:value-type="float" office:value="5">
            <text:p text:style-name="P42">5</text:p>
          </table:table-cell>
          <table:table-cell table:style-name="Tableau2.C5" office:value-type="float" office:value="250">
            <text:p text:style-name="P42">250</text:p>
          </table:table-cell>
        </table:table-row>
        <table:table-row table:style-name="Tableau2.1">
          <table:table-cell table:style-name="Tableau2.A3" office:value-type="string">
            <text:p text:style-name="P42"/>
          </table:table-cell>
          <table:table-cell table:style-name="Tableau2.A3" office:value-type="string">
            <text:p text:style-name="P42"/>
          </table:table-cell>
          <table:table-cell table:style-name="Tableau2.C3" office:value-type="string">
            <text:p text:style-name="P42"/>
          </table:table-cell>
        </table:table-row>
        <table:table-row table:style-name="Tableau2.1">
          <table:table-cell table:style-name="Tableau2.A3" office:value-type="string">
            <text:p text:style-name="P42"/>
          </table:table-cell>
          <table:table-cell table:style-name="Tableau2.A3" office:value-type="string">
            <text:p text:style-name="P42"/>
          </table:table-cell>
          <table:table-cell table:style-name="Tableau2.C5">
            <text:p text:style-name="P42"/>
          </table:table-cell>
        </table:table-row>
        <table:table-row table:style-name="Tableau2.1">
          <table:table-cell table:style-name="Tableau2.A1" office:value-type="string">
            <text:p text:style-name="P42">Sous-total (sans TVA)</text:p>
          </table:table-cell>
          <table:table-cell table:style-name="Tableau2.A1" office:value-type="string">
            <text:p text:style-name="P42">110</text:p>
          </table:table-cell>
          <table:table-cell table:style-name="Tableau2.C1" office:value-type="string">
            <text:p text:style-name="P42">5500</text:p>
          </table:table-cell>
        </table:table-row>
        <table:table-row table:style-name="Tableau2.1">
          <table:table-cell table:style-name="Tableau2.A3" office:value-type="string">
            <text:p text:style-name="P41"/>
          </table:table-cell>
          <table:table-cell table:style-name="Tableau2.B5">
            <text:p text:style-name="P42"/>
          </table:table-cell>
          <table:table-cell table:style-name="Tableau2.C5">
            <text:p text:style-name="P41"/>
          </table:table-cell>
        </table:table-row>
        <table:table-row table:style-name="Tableau2.1">
          <table:table-cell table:style-name="Tableau2.A3" office:value-type="string">
            <text:p text:style-name="P42">Hébergement (coût pour 18 mois)</text:p>
          </table:table-cell>
          <table:table-cell table:style-name="Tableau2.B5">
            <text:p text:style-name="P42"/>
          </table:table-cell>
          <table:table-cell table:style-name="Tableau2.C5" office:value-type="float" office:value="250">
            <text:p text:style-name="P42">250</text:p>
          </table:table-cell>
        </table:table-row>
        <table:table-row table:style-name="Tableau2.1">
          <table:table-cell table:style-name="Tableau2.A3" office:value-type="string">
            <text:p text:style-name="P42"/>
          </table:table-cell>
          <table:table-cell table:style-name="Tableau2.B5">
            <text:p text:style-name="P42"/>
          </table:table-cell>
          <table:table-cell table:style-name="Tableau2.C3" office:value-type="string">
            <text:p text:style-name="P42"/>
          </table:table-cell>
        </table:table-row>
        <table:table-row table:style-name="Tableau2.1">
          <table:table-cell table:style-name="Tableau2.A3" office:value-type="string">
            <text:p text:style-name="P41">Total (sans TVA)</text:p>
          </table:table-cell>
          <table:table-cell table:style-name="Tableau2.B5">
            <text:p text:style-name="P42"/>
          </table:table-cell>
          <table:table-cell table:style-name="Tableau2.C5" office:value-type="float" office:value="5750">
            <text:p text:style-name="P41">5750</text:p>
          </table:table-cell>
        </table:table-row>
      </table:table>
      <text:p text:style-name="P24"/>
      <text:p text:style-name="P43"/>
      <text:p text:style-name="P43">ARTICLE 5 <text:span text:style-name="T51">–</text:span> OBLIGATIONS DU CLIENT</text:p>
      <text:p text:style-name="P40"/>
      <text:p text:style-name="P37"><text:span text:style-name="T10">Les</text:span><text:span text:style-name="T7"> </text:span><text:span text:style-name="T10">p</text:span><text:span text:style-name="T3">a</text:span><text:span text:style-name="T10">r</text:span><text:span text:style-name="T7">t</text:span><text:span text:style-name="T3">i</text:span><text:span text:style-name="T10">es </text:span><text:span text:style-name="T3">e</text:span><text:span text:style-name="T10">n</text:span><text:span text:style-name="T3">t</text:span><text:span text:style-name="T9">e</text:span><text:span text:style-name="T10">nd</text:span><text:span text:style-name="T3">e</text:span><text:span text:style-name="T10">nt</text:span><text:span text:style-name="T5"> </text:span><text:span text:style-name="T10">que</text:span><text:span text:style-name="T5"> </text:span><text:span text:style-name="T3">l</text:span><text:span text:style-name="T10">e</text:span><text:span text:style-name="T5"> client est astreint aux obligations</text:span><text:span text:style-name="T10"> suivan</text:span><text:span text:style-name="T9">t</text:span><text:span text:style-name="T10">es :</text:span></text:p>
      <text:list xml:id="list1040495405" text:style-name="L2">
        <text:list-header>
          <text:p text:style-name="P81"/>
          <text:p text:style-name="P81">- fournir les équivalences phonèmes-couleurs-sons (phonèmes en SAMPA, couleurs en HTML et sons en WAV non compressé ou en MP3), afin de pouvoir créer le tableau de présentation, ou tout autre document qui remplira cette fonction d'aide à l'utilisateur</text:p>
          <text:p text:style-name="P81"><text:soft-page-break/></text:p>
          <text:p text:style-name="P83"><text:span text:style-name="T10">- <text:s/></text:span><text:span text:style-name="T18">les modèles de page créés par les graphistes (en HTML) ainsi que la navigation</text:span></text:p>
          <text:p text:style-name="P82"/>
        </text:list-header>
      </text:list>
      <text:p text:style-name="P34">- fournir les autres documents ou informations jugées utiles (toujours en format HTML, afin d’en faciliter l’intégration)</text:p>
      <text:p text:style-name="P34"/>
      <text:p text:style-name="P34">- fournir les logos du CDV et de tout autre organisme qu’il désire voir apparaître sur son site</text:p>
      <text:p text:style-name="P34"/>
      <text:p text:style-name="P34">- accepter que les noms ou logos du prestataire apparaissent sur toutes les pages du site dans un endroit prévu à cet effet</text:p>
      <text:p text:style-name="P34"/>
      <text:p text:style-name="P34">- accepter que les noms ou logos de ceux dont le prestataire fait crédit (ex: ATILF pour Morphalou) apparaissent sur le site dans un endroit prévu à cet effet.</text:p>
      <text:p text:style-name="P40"/>
      <text:p text:style-name="P40"/>
      <text:p text:style-name="P12"><text:span text:style-name="T43">ARTIC</text:span><text:span text:style-name="T45">L</text:span><text:span text:style-name="T43">E</text:span><text:span text:style-name="T45"> 6</text:span><text:span text:style-name="T46"> </text:span><text:span text:style-name="T43">–</text:span><text:span text:style-name="T46"> </text:span><text:span text:style-name="T43">DUREE</text:span><text:span text:style-name="T48"> </text:span><text:span text:style-name="T43">ET RESILIA</text:span><text:span text:style-name="T45">T</text:span><text:span text:style-name="T47">I</text:span><text:span text:style-name="T43">ON</text:span></text:p>
      <text:p text:style-name="P2"/>
      <text:p text:style-name="P44"><text:span text:style-name="T14">Sauf précision, l</text:span><text:span text:style-name="T11">es frais inhérents à l’hébergement du site sont</text:span><text:span text:style-name="T10"> rec</text:span><text:span text:style-name="T3">o</text:span><text:span text:style-name="T10">nduits </text:span><text:span text:style-name="T9">p</text:span><text:span text:style-name="T3">a</text:span><text:span text:style-name="T10">r </text:span><text:span text:style-name="T5">e</text:span><text:span text:style-name="T10">xpresse reconduction par période de douze mois.</text:span></text:p>
      <text:p text:style-name="P38"/>
      <text:p text:style-name="P45"><text:span text:style-name="T3">D</text:span><text:span text:style-name="T10">ans</text:span><text:span text:style-name="T26"> </text:span><text:span text:style-name="T3">l</text:span><text:span text:style-name="T10">e</text:span><text:span text:style-name="T27"> </text:span><text:span text:style-name="T3">c</text:span><text:span text:style-name="T10">as</text:span><text:span text:style-name="T26"> </text:span><text:span text:style-name="T10">où</text:span><text:span text:style-name="T26"> </text:span><text:span text:style-name="T10">le</text:span><text:span text:style-name="T27"> </text:span><text:span text:style-name="T9">l</text:span><text:span text:style-name="T3">ice</text:span><text:span text:style-name="T10">n</text:span><text:span text:style-name="T9">c</text:span><text:span text:style-name="T3">i</text:span><text:span text:style-name="T10">é</text:span><text:span text:style-name="T27"> </text:span><text:span text:style-name="T10">ne</text:span><text:span text:style-name="T27"> </text:span><text:span text:style-name="T10">sou</text:span><text:span text:style-name="T3">ha</text:span><text:span text:style-name="T9">i</text:span><text:span text:style-name="T3">te</text:span><text:span text:style-name="T10">rait</text:span><text:span text:style-name="T26"> </text:span><text:span text:style-name="T10">plus</text:span><text:span text:style-name="T26"> </text:span><text:span text:style-name="T10">bé</text:span><text:span text:style-name="T3">n</text:span><text:span text:style-name="T10">éf</text:span><text:span text:style-name="T3">i</text:span><text:span text:style-name="T10">c</text:span><text:span text:style-name="T3">ie</text:span><text:span text:style-name="T10">r</text:span><text:span text:style-name="T26"> </text:span><text:span text:style-name="T10">du site,</text:span><text:span text:style-name="T26"> </text:span><text:span text:style-name="T10">il</text:span><text:span text:style-name="T28"> </text:span><text:span text:style-name="T10">d</text:span><text:span text:style-name="T3">e</text:span><text:span text:style-name="T10">vra </text:span><text:span text:style-name="T3">e</text:span><text:span text:style-name="T10">n</text:span><text:span text:style-name="T7"> </text:span><text:span text:style-name="T3">a</text:span><text:span text:style-name="T10">v</text:span><text:span text:style-name="T3">e</text:span><text:span text:style-name="T10">rt</text:span><text:span text:style-name="T9">i</text:span><text:span text:style-name="T10">r</text:span><text:span text:style-name="T7"> </text:span><text:span text:style-name="T3">l</text:span><text:span text:style-name="T10">e</text:span><text:span text:style-name="T5"> </text:span><text:span text:style-name="T11">prestataire</text:span><text:span text:style-name="T25"> </text:span><text:span text:style-name="T3">douze</text:span><text:span text:style-name="T7"> </text:span><text:span text:style-name="T10">mois</text:span><text:span text:style-name="T24"> </text:span><text:span text:style-name="T3">a</text:span><text:span text:style-name="T10">vant</text:span><text:span text:style-name="T24"> </text:span><text:span text:style-name="T3">l</text:span><text:span text:style-name="T10">a da</text:span><text:span text:style-name="T9">t</text:span><text:span text:style-name="T10">e</text:span><text:span text:style-name="T5"> </text:span><text:span text:style-name="T10">d’expira</text:span><text:span text:style-name="T5">t</text:span><text:span text:style-name="T7">i</text:span><text:span text:style-name="T10">on</text:span><text:span text:style-name="T9"> </text:span><text:span text:style-name="T10">de</text:span><text:span text:style-name="T5"> </text:span><text:span text:style-name="T10">la</text:span><text:span text:style-name="T5"> </text:span><text:span text:style-name="T10">pério</text:span><text:span text:style-name="T3">d</text:span><text:span text:style-name="T10">e </text:span><text:span text:style-name="T3">e</text:span><text:span text:style-name="T10">n c</text:span><text:span text:style-name="T3">o</text:span><text:span text:style-name="T11">u</text:span><text:span text:style-name="T10">rs.</text:span></text:p>
      <text:p text:style-name="P28"/>
      <text:p text:style-name="P44"><text:span text:style-name="T10">A</text:span><text:span text:style-name="T7"> </text:span><text:span text:style-name="T10">p</text:span><text:span text:style-name="T3">a</text:span><text:span text:style-name="T10">rt</text:span><text:span text:style-name="T9">i</text:span><text:span text:style-name="T10">r</text:span><text:span text:style-name="T5"> </text:span><text:span text:style-name="T10">du</text:span><text:span text:style-name="T5"> </text:span><text:span text:style-name="T3">m</text:span><text:span text:style-name="T10">oment</text:span><text:span text:style-name="T24"> </text:span><text:span text:style-name="T10">où</text:span><text:span text:style-name="T5"> </text:span><text:span text:style-name="T10">le</text:span><text:span text:style-name="T7"> </text:span><text:span text:style-name="T9">t</text:span><text:span text:style-name="T3">i</text:span><text:span text:style-name="T10">tu</text:span><text:span text:style-name="T9">l</text:span><text:span text:style-name="T10">a</text:span><text:span text:style-name="T9">i</text:span><text:span text:style-name="T10">re</text:span><text:span text:style-name="T24"> </text:span><text:span text:style-name="T10">ré</text:span><text:span text:style-name="T3">si</text:span><text:span text:style-name="T10">l</text:span><text:span text:style-name="T9">i</text:span><text:span text:style-name="T10">e</text:span><text:span text:style-name="T7"> </text:span><text:span text:style-name="T3">l</text:span><text:span text:style-name="T10">e</text:span><text:span text:style-name="T9"> </text:span><text:span text:style-name="T3">c</text:span><text:span text:style-name="T10">o</text:span><text:span text:style-name="T11">n</text:span><text:span text:style-name="T10">t</text:span><text:span text:style-name="T9">r</text:span><text:span text:style-name="T10">at,</text:span><text:span text:style-name="T9"> </text:span><text:span text:style-name="T3">c</text:span><text:span text:style-name="T10">e</text:span><text:span text:style-name="T9"> </text:span><text:span text:style-name="T10">d</text:span><text:span text:style-name="T3">e</text:span><text:span text:style-name="T10">rn</text:span><text:span text:style-name="T3">ie</text:span><text:span text:style-name="T10">r de</text:span><text:span text:style-name="T9">m</text:span><text:span text:style-name="T10">eure</text:span><text:span text:style-name="T9"> </text:span><text:span text:style-name="T10">li</text:span><text:span text:style-name="T9">b</text:span><text:span text:style-name="T10">re d’u</text:span><text:span text:style-name="T7">t</text:span><text:span text:style-name="T10">i</text:span><text:span text:style-name="T9">l</text:span><text:span text:style-name="T10">is</text:span><text:span text:style-name="T3">e</text:span><text:span text:style-name="T10">r le programme</text:span><text:span text:style-name="T29"> </text:span><text:span text:style-name="T11">d</text:span><text:span text:style-name="T10">ans</text:span><text:span text:style-name="T5"> </text:span><text:span text:style-name="T3">l</text:span><text:span text:style-name="T10">a </text:span><text:span text:style-name="T11">d</text:span><text:span text:style-name="T3">e</text:span><text:span text:style-name="T10">rn</text:span><text:span text:style-name="T3">iè</text:span><text:span text:style-name="T10">re v</text:span><text:span text:style-name="T9">e</text:span><text:span text:style-name="T10">rsion ins</text:span><text:span text:style-name="T9">t</text:span><text:span text:style-name="T10">all</text:span><text:span text:style-name="T3">é</text:span><text:span text:style-name="T10">e</text:span><text:span text:style-name="T9"> </text:span><text:span text:style-name="T14">a</text:span><text:span text:style-name="T10">u m</text:span><text:span text:style-name="T3">o</text:span><text:span text:style-name="T10">ment</text:span><text:span text:style-name="T5"> </text:span><text:span text:style-name="T11">d</text:span><text:span text:style-name="T10">e </text:span><text:span text:style-name="T9">l</text:span><text:span text:style-name="T10">a résil</text:span><text:span text:style-name="T5">i</text:span><text:span text:style-name="T10">ation.</text:span></text:p>
      <text:p text:style-name="P35"><text:span text:style-name="T11">I</text:span><text:span text:style-name="T10">l</text:span><text:span text:style-name="T14"> </text:span><text:span text:style-name="T10">n</text:span><text:span text:style-name="T11">’</text:span><text:span text:style-name="T9">e</text:span><text:span text:style-name="T3">s</text:span><text:span text:style-name="T10">t</text:span><text:span text:style-name="T7"> </text:span><text:span text:style-name="T10">plus aut</text:span><text:span text:style-name="T3">o</text:span><text:span text:style-name="T10">risé à</text:span><text:span text:style-name="T30"> </text:span><text:span text:style-name="T10">procé</text:span><text:span text:style-name="T3">de</text:span><text:span text:style-name="T10">r aux</text:span><text:span text:style-name="T24"> </text:span><text:span text:style-name="T10">mises</text:span><text:span text:style-name="T9"> </text:span><text:span text:style-name="T10">à jo</text:span><text:span text:style-name="T3">u</text:span><text:span text:style-name="T10">r ou aux</text:span><text:span text:style-name="T24"> </text:span><text:span text:style-name="T10">mises</text:span><text:span text:style-name="T9"> </text:span><text:span text:style-name="T10">à ni</text:span><text:span text:style-name="T3">ve</text:span><text:span text:style-name="T10">au. </text:span></text:p>
      <text:p text:style-name="P8"/>
      <text:p text:style-name="P9"/>
      <text:p text:style-name="P48"><text:span text:style-name="T43">ARTIC</text:span><text:span text:style-name="T45">L</text:span><text:span text:style-name="T43">E</text:span><text:span text:style-name="T45"> 7</text:span><text:span text:style-name="T46"> </text:span><text:span text:style-name="T45">–</text:span><text:span text:style-name="T46"> </text:span><text:span text:style-name="T43">PROPR</text:span><text:span text:style-name="T48">I</text:span><text:span text:style-name="T43">ETE</text:span><text:span text:style-name="T47"> </text:span><text:span text:style-name="T43">ET SO</text:span><text:span text:style-name="T48">U</text:span><text:span text:style-name="T43">S</text:span><text:span text:style-name="T46">-</text:span><text:span text:style-name="T43">T</text:span><text:span text:style-name="T45">R</text:span><text:span text:style-name="T48">A</text:span><text:span text:style-name="T47">I</text:span><text:span text:style-name="T43">TA</text:span><text:span text:style-name="T44">N</text:span><text:span text:style-name="T43">CE</text:span></text:p>
      <text:p text:style-name="P21"/>
      <text:p text:style-name="P49"><text:span text:style-name="T14">L</text:span><text:span text:style-name="T10">e presta</text:span><text:span text:style-name="T9">t</text:span><text:span text:style-name="T10">a</text:span><text:span text:style-name="T9">i</text:span><text:span text:style-name="T10">re</text:span><text:span text:style-name="T9"> </text:span><text:span text:style-name="T3">c</text:span><text:span text:style-name="T10">o</text:span><text:span text:style-name="T11">n</text:span><text:span text:style-name="T10">serv</text:span><text:span text:style-name="T3">e</text:span><text:span text:style-name="T10">ra</text:span><text:span text:style-name="T9"> </text:span><text:span text:style-name="T3">l</text:span><text:span text:style-name="T10">a</text:span><text:span text:style-name="T9"> </text:span><text:span text:style-name="T10">propr</text:span><text:span text:style-name="T3">i</text:span><text:span text:style-name="T10">é</text:span><text:span text:style-name="T9">t</text:span><text:span text:style-name="T10">é</text:span><text:span text:style-name="T9"> </text:span><text:span text:style-name="T11">d</text:span><text:span text:style-name="T10">e</text:span><text:span text:style-name="T9"> </text:span><text:span text:style-name="T10">tous</text:span><text:span text:style-name="T5"> </text:span><text:span text:style-name="T10">l</text:span><text:span text:style-name="T3">e</text:span><text:span text:style-name="T10">s</text:span><text:span text:style-name="T23"> </text:span><text:span text:style-name="T10">dé</text:span><text:span text:style-name="T3">v</text:span><text:span text:style-name="T10">elop</text:span><text:span text:style-name="T9">p</text:span><text:span text:style-name="T10">ements</text:span><text:span text:style-name="T24"> </text:span><text:span text:style-name="T10">in</text:span><text:span text:style-name="T3">f</text:span><text:span text:style-name="T10">ormatiques</text:span><text:span text:style-name="T24"> </text:span><text:span text:style-name="T10">ou au</text:span><text:span text:style-name="T9">t</text:span><text:span text:style-name="T10">r</text:span><text:span text:style-name="T3">e</text:span><text:span text:style-name="T10">s</text:span><text:span text:style-name="T9"> </text:span><text:span text:style-name="T10">dont il</text:span><text:span text:style-name="T31"> </text:span><text:span text:style-name="T3">s</text:span><text:span text:style-name="T10">era</text:span><text:span text:style-name="T23"> </text:span><text:span text:style-name="T3">l</text:span><text:span text:style-name="T10">’aute</text:span><text:span text:style-name="T11">u</text:span><text:span text:style-name="T10">r.</text:span></text:p>
      <text:p text:style-name="P38"/>
      <text:p text:style-name="P50"><text:span text:style-name="T11">I</text:span><text:span text:style-name="T10">l</text:span><text:span text:style-name="T32"> </text:span><text:span text:style-name="T10">pou</text:span><text:span text:style-name="T11">r</text:span><text:span text:style-name="T10">ra </text:span><text:span text:style-name="T3">s</text:span><text:span text:style-name="T10">eul </text:span><text:span text:style-name="T9">p</text:span><text:span text:style-name="T10">ré</text:span><text:span text:style-name="T9">t</text:span><text:span text:style-name="T3">e</text:span><text:span text:style-name="T10">ndre </text:span><text:span text:style-name="T3">a</text:span><text:span text:style-name="T10">u savo</text:span><text:span text:style-name="T9">i</text:span><text:span text:style-name="T10">r fai</text:span><text:span text:style-name="T3">r</text:span><text:span text:style-name="T10">e</text:span><text:span text:style-name="T9"> </text:span><text:span text:style-name="T10">d</text:span><text:span text:style-name="T3">é</text:span><text:span text:style-name="T10">v</text:span><text:span text:style-name="T3">e</text:span><text:span text:style-name="T10">loppé </text:span><text:span text:style-name="T9">l</text:span><text:span text:style-name="T10">ors</text:span><text:span text:style-name="T7"> </text:span><text:span text:style-name="T10">de ses</text:span><text:span text:style-name="T9"> </text:span><text:span text:style-name="T10">pres</text:span><text:span text:style-name="T9">t</text:span><text:span text:style-name="T10">a</text:span><text:span text:style-name="T9">ti</text:span><text:span text:style-name="T10">on</text:span><text:span text:style-name="T3">s</text:span><text:span text:style-name="T10">.</text:span></text:p>
      <text:p text:style-name="P32"/>
      <text:p text:style-name="P58"><text:span text:style-name="T14">L</text:span><text:span text:style-name="T10">e</text:span><text:span text:style-name="T33"> </text:span><text:span text:style-name="T10">pres</text:span><text:span text:style-name="T3">t</text:span><text:span text:style-name="T10">a</text:span><text:span text:style-name="T9">t</text:span><text:span text:style-name="T10">a</text:span><text:span text:style-name="T9">i</text:span><text:span text:style-name="T10">re</text:span><text:span text:style-name="T34"> </text:span><text:span text:style-name="T10">se</text:span><text:span text:style-name="T35"> </text:span><text:span text:style-name="T10">r</text:span><text:span text:style-name="T3">ése</text:span><text:span text:style-name="T10">rve</text:span><text:span text:style-name="T35"> </text:span><text:span text:style-name="T3">l</text:span><text:span text:style-name="T10">e</text:span><text:span text:style-name="T33"> </text:span><text:span text:style-name="T10">droit</text:span><text:span text:style-name="T36"> </text:span><text:span text:style-name="T10">de</text:span><text:span text:style-name="T34"> </text:span><text:span text:style-name="T10">sous</text:span><text:span text:style-name="T34"> </text:span><text:span text:style-name="T10">–</text:span><text:span text:style-name="T35"> </text:span><text:span text:style-name="T10">t</text:span><text:span text:style-name="T3">r</text:span><text:span text:style-name="T9">a</text:span><text:span text:style-name="T3">it</text:span><text:span text:style-name="T10">er</text:span><text:span text:style-name="T35"> </text:span><text:span text:style-name="T10">tout</text:span><text:span text:style-name="T34"> </text:span><text:span text:style-name="T10">ou</text:span><text:span text:style-name="T35"> </text:span><text:span text:style-name="T10">part</text:span><text:span text:style-name="T9">i</text:span><text:span text:style-name="T10">e</text:span><text:span text:style-name="T34"> </text:span><text:span text:style-name="T11">d</text:span><text:span text:style-name="T3">e</text:span><text:span text:style-name="T10">s</text:span><text:span text:style-name="T34"> </text:span><text:span text:style-name="T10">p</text:span><text:span text:style-name="T11">r</text:span><text:span text:style-name="T9">e</text:span><text:span text:style-name="T3">s</text:span><text:span text:style-name="T10">t</text:span><text:span text:style-name="T3">a</text:span><text:span text:style-name="T9">t</text:span><text:span text:style-name="T10">ions,</text:span><text:span text:style-name="T35"> </text:span><text:span text:style-name="T10">o</text:span><text:span text:style-name="T11">b</text:span><text:span text:style-name="T7">j</text:span><text:span text:style-name="T14">e</text:span><text:span text:style-name="T10">t</text:span><text:span text:style-name="T36"> </text:span><text:span text:style-name="T10">du pr</text:span><text:span text:style-name="T3">é</text:span><text:span text:style-name="T10">sent </text:span><text:span text:style-name="T9">c</text:span><text:span text:style-name="T10">on</text:span><text:span text:style-name="T3">t</text:span><text:span text:style-name="T10">rat, à</text:span><text:span text:style-name="T9"> </text:span><text:span text:style-name="T10">tout t</text:span><text:span text:style-name="T5">i</text:span><text:span text:style-name="T3">e</text:span><text:span text:style-name="T10">rs a</text:span><text:span text:style-name="T11">y</text:span><text:span text:style-name="T3">a</text:span><text:span text:style-name="T10">nt</text:span><text:span text:style-name="T14"> </text:span><text:span text:style-name="T10">re</text:span><text:span text:style-name="T3">ç</text:span><text:span text:style-name="T10">u son ag</text:span><text:span text:style-name="T11">r</text:span><text:span text:style-name="T10">é</text:span><text:span text:style-name="T14">m</text:span><text:span text:style-name="T10">ent.</text:span></text:p>
      <text:p text:style-name="P59"/>
      <text:p text:style-name="P4"/>
      <text:p text:style-name="P20"><text:bookmark text:name="_GoBack"/></text:p>
      <text:p text:style-name="P51"><text:span text:style-name="T43">ARTIC</text:span><text:span text:style-name="T45">L</text:span><text:span text:style-name="T43">E</text:span><text:span text:style-name="T45"> 8</text:span><text:span text:style-name="T46"> </text:span><text:span text:style-name="T45">–</text:span><text:span text:style-name="T46"> </text:span><text:span text:style-name="T43">SECR</text:span><text:span text:style-name="T44">E</text:span><text:span text:style-name="T43">T</text:span><text:span text:style-name="T45"> </text:span><text:span text:style-name="T43">ET CONFIDEN</text:span><text:span text:style-name="T48">T</text:span><text:span text:style-name="T47">I</text:span><text:span text:style-name="T43">A</text:span><text:span text:style-name="T45">LI</text:span><text:span text:style-name="T43">TE</text:span></text:p>
      <text:p text:style-name="P18"/>
      <text:p text:style-name="P2"/>
      <text:p text:style-name="P46"><text:span text:style-name="T10">Ch</text:span><text:span text:style-name="T3">a</text:span><text:span text:style-name="T10">cu</text:span><text:span text:style-name="T3">n</text:span><text:span text:style-name="T10">e</text:span><text:span text:style-name="T25"> </text:span><text:span text:style-name="T10">d</text:span><text:span text:style-name="T9">e</text:span><text:span text:style-name="T10">s</text:span><text:span text:style-name="T24"> </text:span><text:span text:style-name="T11">p</text:span><text:span text:style-name="T3">a</text:span><text:span text:style-name="T10">rt</text:span><text:span text:style-name="T9">i</text:span><text:span text:style-name="T10">es</text:span><text:span text:style-name="T7"> </text:span><text:span text:style-name="T10">s</text:span><text:span text:style-name="T9">’</text:span><text:span text:style-name="T10">e</text:span><text:span text:style-name="T3">n</text:span><text:span text:style-name="T10">g</text:span><text:span text:style-name="T3">a</text:span><text:span text:style-name="T10">ge à</text:span><text:span text:style-name="T25"> </text:span><text:span text:style-name="T14">c</text:span><text:span text:style-name="T10">onserv</text:span><text:span text:style-name="T3">e</text:span><text:span text:style-name="T10">r</text:span><text:span text:style-name="T23"> </text:span><text:span text:style-name="T3">c</text:span><text:span text:style-name="T10">on</text:span><text:span text:style-name="T11">f</text:span><text:span text:style-name="T7">i</text:span><text:span text:style-name="T10">d</text:span><text:span text:style-name="T3">e</text:span><text:span text:style-name="T10">n</text:span><text:span text:style-name="T7">t</text:span><text:span text:style-name="T3">i</text:span><text:span text:style-name="T10">els</text:span><text:span text:style-name="T25"> </text:span><text:span text:style-name="T10">l</text:span><text:span text:style-name="T3">e</text:span><text:span text:style-name="T10">s</text:span><text:span text:style-name="T37"> </text:span><text:span text:style-name="T3">i</text:span><text:span text:style-name="T10">nf</text:span><text:span text:style-name="T11">o</text:span><text:span text:style-name="T5">r</text:span><text:span text:style-name="T10">m</text:span><text:span text:style-name="T14">a</text:span><text:span text:style-name="T9">t</text:span><text:span text:style-name="T10">ions</text:span><text:span text:style-name="T31"> </text:span><text:span text:style-name="T3">e</text:span><text:span text:style-name="T10">t</text:span><text:span text:style-name="T24"> </text:span><text:span text:style-name="T10">docu</text:span><text:span text:style-name="T9">m</text:span><text:span text:style-name="T10">ents </text:span><text:span text:style-name="T3">c</text:span><text:span text:style-name="T10">on</text:span><text:span text:style-name="T3">c</text:span><text:span text:style-name="T14">e</text:span><text:span text:style-name="T10">rnant </text:span><text:span text:style-name="T38"><text:s/></text:span><text:span text:style-name="T3">l</text:span><text:span text:style-name="T11">’</text:span><text:span text:style-name="T9">a</text:span><text:span text:style-name="T10">u</text:span><text:span text:style-name="T3">t</text:span><text:span text:style-name="T10">re </text:span><text:span text:style-name="T39"><text:s/></text:span><text:span text:style-name="T11">p</text:span><text:span text:style-name="T3">a</text:span><text:span text:style-name="T10">rt</text:span><text:span text:style-name="T9">i</text:span><text:span text:style-name="T10">e, </text:span><text:span text:style-name="T39"><text:s/></text:span><text:span text:style-name="T10">de </text:span><text:span text:style-name="T40"><text:s/></text:span><text:span text:style-name="T10">qu</text:span><text:span text:style-name="T9">e</text:span><text:span text:style-name="T3">l</text:span><text:span text:style-name="T10">que </text:span><text:span text:style-name="T40"><text:s/></text:span><text:span text:style-name="T10">n</text:span><text:span text:style-name="T3">a</text:span><text:span text:style-name="T10">tu</text:span><text:span text:style-name="T3">r</text:span><text:span text:style-name="T10">e </text:span><text:span text:style-name="T39"><text:s/></text:span><text:span text:style-name="T10">q</text:span><text:span text:style-name="T11">u</text:span><text:span text:style-name="T10">’ils </text:span><text:span text:style-name="T39"><text:s/></text:span><text:span text:style-name="T10">soi</text:span><text:span text:style-name="T9">e</text:span><text:span text:style-name="T10">nt</text:span><text:span text:style-name="T19">, </text:span><text:span text:style-name="T3">a</text:span><text:span text:style-name="T10">uxqu</text:span><text:span text:style-name="T9">e</text:span><text:span text:style-name="T3">l</text:span><text:span text:style-name="T10">s</text:span><text:span text:style-name="T7"> </text:span><text:span text:style-name="T3">el</text:span><text:span text:style-name="T7">l</text:span><text:span text:style-name="T10">e </text:span><text:span text:style-name="T3">a</text:span><text:span text:style-name="T10">ur</text:span><text:span text:style-name="T3">a</text:span><text:span text:style-name="T10">it pu a</text:span><text:span text:style-name="T9">v</text:span><text:span text:style-name="T10">oir</text:span><text:span text:style-name="T3"> </text:span><text:span text:style-name="T10">a</text:span><text:span text:style-name="T9">c</text:span><text:span text:style-name="T3">cè</text:span><text:span text:style-name="T10">s</text:span><text:span text:style-name="T3"> </text:span><text:span text:style-name="T10">au </text:span><text:span text:style-name="T3">c</text:span><text:span text:style-name="T10">ours </text:span><text:span text:style-name="T9">d</text:span><text:span text:style-name="T10">e l</text:span><text:span text:style-name="T3">’</text:span><text:span text:style-name="T9">e</text:span><text:span text:style-name="T10">xé</text:span><text:span text:style-name="T3">c</text:span><text:span text:style-name="T10">u</text:span><text:span text:style-name="T7">t</text:span><text:span text:style-name="T10">ion du </text:span><text:span text:style-name="T3">c</text:span><text:span text:style-name="T10">on</text:span><text:span text:style-name="T3">t</text:span><text:span text:style-name="T10">rat.</text:span></text:p>
      <text:p text:style-name="P47"/>
      <text:p text:style-name="P60"><text:span text:style-name="T3">D</text:span><text:span text:style-name="T10">e</text:span><text:span text:style-name="T38"> </text:span><text:span text:style-name="T10">m</text:span><text:span text:style-name="T9">ê</text:span><text:span text:style-name="T10">me,</text:span><text:span text:style-name="T22"> </text:span><text:span text:style-name="T3">l</text:span><text:span text:style-name="T10">e</text:span><text:span text:style-name="T22"> </text:span><text:span text:style-name="T10">présent</text:span><text:span text:style-name="T21"> </text:span><text:span text:style-name="T3">c</text:span><text:span text:style-name="T10">ont</text:span><text:span text:style-name="T9">r</text:span><text:span text:style-name="T10">at,</text:span><text:span text:style-name="T21"> </text:span><text:span text:style-name="T3">se</text:span><text:span text:style-name="T10">s</text:span><text:span text:style-name="T22"> </text:span><text:span text:style-name="T10">a</text:span><text:span text:style-name="T3">n</text:span><text:span text:style-name="T11">n</text:span><text:span text:style-name="T10">exes</text:span><text:span text:style-name="T41"> </text:span><text:span text:style-name="T10">et</text:span><text:span text:style-name="T22"> </text:span><text:span text:style-name="T3">l</text:span><text:span text:style-name="T10">es</text:span><text:span text:style-name="T41"> </text:span><text:span text:style-name="T3">c</text:span><text:span text:style-name="T10">on</text:span><text:span text:style-name="T11">d</text:span><text:span text:style-name="T7">i</text:span><text:span text:style-name="T10">t</text:span><text:span text:style-name="T9">i</text:span><text:span text:style-name="T10">ons</text:span><text:span text:style-name="T22"> </text:span><text:span text:style-name="T10">p</text:span><text:span text:style-name="T3">a</text:span><text:span text:style-name="T10">r</text:span><text:span text:style-name="T3">ti</text:span><text:span text:style-name="T9">c</text:span><text:span text:style-name="T10">u</text:span><text:span text:style-name="T3">li</text:span><text:span text:style-name="T10">ères</text:span><text:span text:style-name="T41"> </text:span><text:span text:style-name="T10">qui</text:span><text:span text:style-name="T22"> </text:span><text:span text:style-name="T10">y</text:span><text:span text:style-name="T42"> </text:span><text:span text:style-name="T11">f</text:span><text:span text:style-name="T10">i</text:span><text:span text:style-name="T3">g</text:span><text:span text:style-name="T10">ur</text:span><text:span text:style-name="T3">e</text:span><text:span text:style-name="T10">nt</text:span><text:span text:style-name="T21"> </text:span><text:span text:style-name="T3">s</text:span><text:span text:style-name="T10">ont r</text:span><text:span text:style-name="T3">é</text:span><text:span text:style-name="T10">pu</text:span><text:span text:style-name="T3">t</text:span><text:span text:style-name="T10">é</text:span><text:span text:style-name="T9">e</text:span><text:span text:style-name="T10">s</text:span><text:span text:style-name="T5"> </text:span><text:span text:style-name="T14">c</text:span><text:span text:style-name="T10">on</text:span><text:span text:style-name="T5">f</text:span><text:span text:style-name="T10">i</text:span><text:span text:style-name="T3">de</text:span><text:span text:style-name="T10">nt</text:span><text:span text:style-name="T9">i</text:span><text:span text:style-name="T10">els</text:span><text:span text:style-name="T24"> </text:span><text:span text:style-name="T14">e</text:span><text:span text:style-name="T10">t</text:span><text:span text:style-name="T5"> </text:span><text:span text:style-name="T10">à ce t</text:span><text:span text:style-name="T9">i</text:span><text:span text:style-name="T10">t</text:span><text:span text:style-name="T3">re</text:span><text:span text:style-name="T10">,</text:span><text:span text:style-name="T7"> </text:span><text:span text:style-name="T11">n</text:span><text:span text:style-name="T10">e</text:span><text:span text:style-name="T5"> </text:span><text:span text:style-name="T10">p</text:span><text:span text:style-name="T3">e</text:span><text:span text:style-name="T10">uv</text:span><text:span text:style-name="T9">e</text:span><text:span text:style-name="T10">nt</text:span><text:span text:style-name="T5"> </text:span><text:span text:style-name="T10">f</text:span><text:span text:style-name="T11">a</text:span><text:span text:style-name="T10">i</text:span><text:span text:style-name="T9">r</text:span><text:span text:style-name="T10">e </text:span><text:span text:style-name="T3">l</text:span><text:span text:style-name="T10">’obj</text:span><text:span text:style-name="T9">e</text:span><text:span text:style-name="T10">t,</text:span><text:span text:style-name="T5"> </text:span><text:span text:style-name="T10">ni</text:span><text:span text:style-name="T5"> </text:span><text:span text:style-name="T11">d</text:span><text:span text:style-name="T10">’une publ</text:span><text:span text:style-name="T9">i</text:span><text:span text:style-name="T3">c</text:span><text:span text:style-name="T10">ation,</text:span><text:span text:style-name="T9"> </text:span><text:span text:style-name="T10">ni</text:span><text:span text:style-name="T5"> </text:span><text:span text:style-name="T10">d’une </text:span><text:span text:style-name="T3">c</text:span><text:span text:style-name="T10">o</text:span><text:span text:style-name="T3">mm</text:span><text:span text:style-name="T10">unication</text:span><text:span text:style-name="T3"> </text:span><text:span text:style-name="T10">à</text:span><text:span text:style-name="T7"> </text:span><text:span text:style-name="T10">des t</text:span><text:span text:style-name="T9">i</text:span><text:span text:style-name="T10">er</text:span><text:span text:style-name="T7">s</text:span><text:span text:style-name="T10">, sauf auto</text:span><text:span text:style-name="T3">r</text:span><text:span text:style-name="T10">is</text:span><text:span text:style-name="T9">a</text:span><text:span text:style-name="T10">tion </text:span><text:span text:style-name="T7">e</text:span><text:span text:style-name="T10">xp</text:span><text:span text:style-name="T11">r</text:span><text:span text:style-name="T10">es</text:span><text:span text:style-name="T9">s</text:span><text:span text:style-name="T10">e des deux</text:span><text:span text:style-name="T7"> </text:span><text:span text:style-name="T10">p</text:span><text:span text:style-name="T3">a</text:span><text:span text:style-name="T10">r</text:span><text:span text:style-name="T7">t</text:span><text:span text:style-name="T3">i</text:span><text:span text:style-name="T10">es.</text:span></text:p>
      <text:p text:style-name="P3"><text:soft-page-break/></text:p>
      <text:p text:style-name="P3"/>
      <text:p text:style-name="P52"><text:span text:style-name="T43">ARTIC</text:span><text:span text:style-name="T45">L</text:span><text:span text:style-name="T43">E</text:span><text:span text:style-name="T45"> 9</text:span><text:span text:style-name="T50"> </text:span><text:span text:style-name="T43">–</text:span><text:span text:style-name="T46"> </text:span><text:span text:style-name="T43">STIPULATIONS</text:span><text:span text:style-name="T50"> </text:span><text:span text:style-name="T43">DI</text:span><text:span text:style-name="T45">V</text:span><text:span text:style-name="T43">E</text:span><text:span text:style-name="T49">R</text:span><text:span text:style-name="T46">S</text:span><text:span text:style-name="T43">ES</text:span></text:p>
      <text:p text:style-name="P28"/>
      <text:p text:style-name="P53"><text:span text:style-name="T14">L</text:span><text:span text:style-name="T3">e</text:span><text:span text:style-name="T10">s</text:span><text:span text:style-name="T9"> </text:span><text:span text:style-name="T3">c</text:span><text:span text:style-name="T10">ond</text:span><text:span text:style-name="T3">i</text:span><text:span text:style-name="T10">tions</text:span><text:span text:style-name="T23"> </text:span><text:span text:style-name="T10">gé</text:span><text:span text:style-name="T3">n</text:span><text:span text:style-name="T14">é</text:span><text:span text:style-name="T10">ra</text:span><text:span text:style-name="T3">l</text:span><text:span text:style-name="T10">es</text:span><text:span text:style-name="T5"> </text:span><text:span text:style-name="T11">d</text:span><text:span text:style-name="T10">e</text:span><text:span text:style-name="T9"> </text:span><text:span text:style-name="T10">m</text:span><text:span text:style-name="T9">a</text:span><text:span text:style-name="T3">i</text:span><text:span text:style-name="T10">ntenan</text:span><text:span text:style-name="T14">c</text:span><text:span text:style-name="T10">e</text:span><text:span text:style-name="T9"> </text:span><text:span text:style-name="T10">seront</text:span><text:span text:style-name="T7"> </text:span><text:span text:style-name="T10">in</text:span><text:span text:style-name="T9">t</text:span><text:span text:style-name="T3">e</text:span><text:span text:style-name="T10">rp</text:span><text:span text:style-name="T11">r</text:span><text:span text:style-name="T9">é</text:span><text:span text:style-name="T3">tée</text:span><text:span text:style-name="T10">s</text:span><text:span text:style-name="T7"> </text:span><text:span text:style-name="T3">e</text:span><text:span text:style-name="T10">t</text:span><text:span text:style-name="T7"> </text:span><text:span text:style-name="T10">ré</text:span><text:span text:style-name="T3">gie</text:span><text:span text:style-name="T10">s</text:span><text:span text:style-name="T7"> </text:span><text:span text:style-name="T3">c</text:span><text:span text:style-name="T10">onf</text:span><text:span text:style-name="T11">o</text:span><text:span text:style-name="T10">rmément</text:span><text:span text:style-name="T7"> </text:span><text:span text:style-name="T3">a</text:span><text:span text:style-name="T10">u dro</text:span><text:span text:style-name="T3">i</text:span><text:span text:style-name="T10">t </text:span><text:span text:style-name="T11">suisse</text:span><text:span text:style-name="T10">.</text:span></text:p>
      <text:p text:style-name="P28"/>
      <text:p text:style-name="P54"><text:span text:style-name="T10">Tous</text:span><text:span text:style-name="T7"> </text:span><text:span text:style-name="T3">le</text:span><text:span text:style-name="T10">s</text:span><text:span text:style-name="T24"> </text:span><text:span text:style-name="T10">lit</text:span><text:span text:style-name="T9">i</text:span><text:span text:style-name="T11">g</text:span><text:span text:style-name="T3">e</text:span><text:span text:style-name="T7">s</text:span><text:span text:style-name="T10">,</text:span><text:span text:style-name="T7"> </text:span><text:span text:style-name="T10">d</text:span><text:span text:style-name="T3">i</text:span><text:span text:style-name="T10">ffi</text:span><text:span text:style-name="T3">c</text:span><text:span text:style-name="T10">u</text:span><text:span text:style-name="T7">l</text:span><text:span text:style-name="T3">t</text:span><text:span text:style-name="T10">és,</text:span><text:span text:style-name="T9"> </text:span><text:span text:style-name="T10">ré</text:span><text:span text:style-name="T3">cl</text:span><text:span text:style-name="T10">amations</text:span><text:span text:style-name="T7"> </text:span><text:span text:style-name="T10">r</text:span><text:span text:style-name="T3">el</text:span><text:span text:style-name="T9">a</text:span><text:span text:style-name="T3">ti</text:span><text:span text:style-name="T10">fs</text:span><text:span text:style-name="T24"> </text:span><text:span text:style-name="T10">à</text:span><text:span text:style-name="T5"> </text:span><text:span text:style-name="T3">l</text:span><text:span text:style-name="T10">’in</text:span><text:span text:style-name="T9">t</text:span><text:span text:style-name="T3">e</text:span><text:span text:style-name="T10">rpré</text:span><text:span text:style-name="T7">t</text:span><text:span text:style-name="T14">a</text:span><text:span text:style-name="T9">t</text:span><text:span text:style-name="T10">ion</text:span><text:span text:style-name="T24"> </text:span><text:span text:style-name="T3">e</text:span><text:span text:style-name="T10">t</text:span><text:span text:style-name="T24"> </text:span><text:span text:style-name="T10">à l</text:span><text:span text:style-name="T9">’</text:span><text:span text:style-name="T10">ex</text:span><text:span text:style-name="T3">é</text:span><text:span text:style-name="T10">cution</text:span><text:span text:style-name="T23"> </text:span><text:span text:style-name="T11">d</text:span><text:span text:style-name="T10">es </text:span><text:span text:style-name="T3">c</text:span><text:span text:style-name="T10">onditions</text:span><text:span text:style-name="T3"> </text:span><text:span text:style-name="T9">g</text:span><text:span text:style-name="T10">é</text:span><text:span text:style-name="T3">né</text:span><text:span text:style-name="T10">r</text:span><text:span text:style-name="T3">al</text:span><text:span text:style-name="T10">es de mainte</text:span><text:span text:style-name="T3">n</text:span><text:span text:style-name="T10">a</text:span><text:span text:style-name="T3">n</text:span><text:span text:style-name="T10">ce</text:span><text:span text:style-name="T3"> </text:span><text:span text:style-name="T10">seront soumis</text:span><text:span text:style-name="T7"> </text:span><text:span text:style-name="T3">a</text:span><text:span text:style-name="T10">ux</text:span><text:span text:style-name="T24"> </text:span><text:span text:style-name="T10">T</text:span><text:span text:style-name="T3">r</text:span><text:span text:style-name="T10">ibu</text:span><text:span text:style-name="T3">n</text:span><text:span text:style-name="T10">aux</text:span><text:span text:style-name="T7"> </text:span><text:span text:style-name="T3">c</text:span><text:span text:style-name="T10">o</text:span><text:span text:style-name="T3">m</text:span><text:span text:style-name="T10">pé</text:span><text:span text:style-name="T9">t</text:span><text:span text:style-name="T10">ent</text:span><text:span text:style-name="T3">s</text:span><text:span text:style-name="T10">.</text:span></text:p>
      <text:p text:style-name="P28"/>
      <text:p text:style-name="P54"><text:span text:style-name="T10">A</text:span><text:span text:style-name="T3">u</text:span><text:span text:style-name="T10">cune</text:span><text:span text:style-name="T5"> </text:span><text:span text:style-name="T10">modi</text:span><text:span text:style-name="T9">f</text:span><text:span text:style-name="T10">ic</text:span><text:span text:style-name="T11">a</text:span><text:span text:style-name="T9">t</text:span><text:span text:style-name="T10">ion,</text:span><text:span text:style-name="T5"> </text:span><text:span text:style-name="T10">sup</text:span><text:span text:style-name="T9">p</text:span><text:span text:style-name="T10">r</text:span><text:span text:style-name="T9">e</text:span><text:span text:style-name="T3">s</text:span><text:span text:style-name="T10">sion</text:span><text:span text:style-name="T7"> </text:span><text:span text:style-name="T10">ou</text:span><text:span text:style-name="T7"> </text:span><text:span text:style-name="T3">a</text:span><text:span text:style-name="T10">ddition</text:span><text:span text:style-name="T7"> </text:span><text:span text:style-name="T3">a</text:span><text:span text:style-name="T10">u</text:span><text:span text:style-name="T9"> </text:span><text:span text:style-name="T10">présent</text:span><text:span text:style-name="T5"> </text:span><text:span text:style-name="T3">c</text:span><text:span text:style-name="T10">on</text:span><text:span text:style-name="T3">t</text:span><text:span text:style-name="T10">rat</text:span><text:span text:style-name="T24"> </text:span><text:span text:style-name="T10">ne</text:span><text:span text:style-name="T5"> </text:span><text:span text:style-name="T10">po</text:span><text:span text:style-name="T11">u</text:span><text:span text:style-name="T10">rra </text:span><text:span text:style-name="T3">êt</text:span><text:span text:style-name="T10">re</text:span><text:span text:style-name="T5"> </text:span><text:span text:style-name="T3">a</text:span><text:span text:style-name="T10">ppor</text:span><text:span text:style-name="T9">t</text:span><text:span text:style-name="T3">é</text:span><text:span text:style-name="T10">e</text:span><text:span text:style-name="T5"> </text:span><text:span text:style-name="T10">sans </text:span><text:span text:style-name="T3">l</text:span><text:span text:style-name="T10">’ac</text:span><text:span text:style-name="T9">c</text:span><text:span text:style-name="T11">o</text:span><text:span text:style-name="T10">rd é</text:span><text:span text:style-name="T3">c</text:span><text:span text:style-name="T10">rit </text:span><text:span text:style-name="T9">d</text:span><text:span text:style-name="T10">es deux</text:span><text:span text:style-name="T7"> </text:span><text:span text:style-name="T10">p</text:span><text:span text:style-name="T3">a</text:span><text:span text:style-name="T10">rti</text:span><text:span text:style-name="T5">e</text:span><text:span text:style-name="T10">s.</text:span></text:p>
      <text:p text:style-name="P2"/>
      <text:p text:style-name="P2"/>
      <text:p text:style-name="P55"><text:span text:style-name="T3">Fa</text:span><text:span text:style-name="T10">it <text:s/>à <text:s/></text:span><text:span text:style-name="T5">Lausanne</text:span></text:p>
      <text:p text:style-name="P18"/>
      <text:p text:style-name="P2"/>
      <text:p text:style-name="P2"/>
      <text:p text:style-name="P56"><text:span text:style-name="T10">En deux</text:span><text:span text:style-name="T7"> </text:span><text:span text:style-name="T10">exemplaires or</text:span><text:span text:style-name="T3">i</text:span><text:span text:style-name="T10">gi</text:span><text:span text:style-name="T3">n</text:span><text:span text:style-name="T10">aux</text:span><text:span text:style-name="T7"> </text:span><text:span text:style-name="T10">pour ch</text:span><text:span text:style-name="T3">ac</text:span><text:span text:style-name="T10">une des part</text:span><text:span text:style-name="T9">ie</text:span><text:span text:style-name="T10">s</text:span><text:span text:style-name="T3"> </text:span><text:span text:style-name="T10">sur</text:span><text:span text:style-name="T9"> </text:span><text:span text:style-name="T10">... </text:span><text:span text:style-name="T9">p</text:span><text:span text:style-name="T3">a</text:span><text:span text:style-name="T10">g</text:span><text:span text:style-name="T3">e</text:span><text:span text:style-name="T10">s et ...</text:span><text:span text:style-name="T5"> </text:span><text:span text:style-name="T3">a</text:span><text:span text:style-name="T10">nnex</text:span><text:span text:style-name="T3">es</text:span></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Neue" svg:font-family="'Helvetica Neue'"/>
    <style:font-face style:name="OpenSymbol" svg:font-family="OpenSymbol"/>
    <style:font-face style:name="Times New Roman" svg:font-family="'Times New Roman'"/>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Helvetica Neue" fo:font-size="12pt" fo:language="fr"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Neue"/>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Helvetica Neue"/>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cm" fo:margin-bottom="0cm" fo:line-height="0.353cm"/>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787cm" fo:margin-bottom="1.388cm" fo:margin-left="2.293cm" fo:margin-right="2.223cm" style:writing-mode="lr-tb" style:layout-grid-color="#c0c0c0" style:layout-grid-lines="25525"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34cm" fo:margin-left="0cm" fo:margin-right="0cm" fo:margin-top="0.242cm" style:dynamic-spacing="true"/>
      </style:footer-style>
    </style:page-layout>
    <style:page-layout style:name="Mpm3">
      <style:page-layout-properties fo:page-width="21.001cm" fo:page-height="29.7cm" style:num-format="1" style:print-orientation="portrait" fo:margin-top="2.364cm" fo:margin-bottom="1.388cm" fo:margin-left="2.293cm" fo:margin-right="2.223cm" style:writing-mode="lr-tb" style:layout-grid-color="#c0c0c0" style:layout-grid-lines="2594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34cm" fo:margin-left="0cm" fo:margin-right="0cm" fo:margin-top="0.242cm" style:dynamic-spacing="true"/>
      </style:footer-style>
    </style:page-layout>
  </office:automatic-styles>
  <office:master-styles>
    <style:master-page style:name="Standard" style:page-layout-name="Mpm1">
      <style:footer>
        <text:p text:style-name="MP1"/>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3">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NTRAT DE MAINTENANCE DU LOGICIEL</dc:title>
    <meta:initial-creator>Christophe FIGLAREK</meta:initial-creator>
    <meta:editing-cycles>28</meta:editing-cycles>
    <meta:creation-date>2012-06-20T21:57:00</meta:creation-date>
    <dc:date>2012-10-05T07:49:16</dc:date>
    <meta:editing-duration>P2DT16H41M22S</meta:editing-duration>
    <meta:generator>OpenOffice.org/3.3$Unix OpenOffice.org_project/330m20$Build-9567</meta:generator>
    <dc:creator>Adriano Florez</dc:creator>
    <meta:printed-by>Adriano Florez</meta:printed-by>
    <meta:print-date>2012-10-05T07:48:17</meta:print-date>
    <meta:document-statistic meta:table-count="1" meta:image-count="0" meta:object-count="0" meta:page-count="6" meta:paragraph-count="98" meta:word-count="1495" meta:character-count="9323"/>
    <meta:user-defined meta:name="AppVersion">14.0000</meta:user-defined>
    <meta:user-defined meta:name="Created" meta:value-type="date">2004-01-29T00:00:00</meta:user-defined>
    <meta:user-defined meta:name="DocSecurity" meta:value-type="float">0</meta:user-defined>
    <meta:user-defined meta:name="HyperlinksChanged" meta:value-type="boolean">false</meta:user-defined>
    <meta:user-defined meta:name="LastSaved" meta:value-type="date">2012-06-20T00:00:00</meta:user-defined>
    <meta:user-defined meta:name="LinksUpToDate" meta:value-type="boolean">false</meta:user-defined>
    <meta:user-defined meta:name="ScaleCrop" meta:value-type="boolean">false</meta:user-defined>
    <meta:user-defined meta:name="ShareDoc" meta:value-type="boolean">false</meta:user-defined>
  </office:meta>
</office:document-meta>
</file>